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0.54pt" svg:height="299.57pt" svg:x="13.15pt" svg:y="411.36pt">
            <loext:p draw:notify-on-update-of-ranges="Sheet1.B1:Sheet1.B1 Sheet1.B2:Sheet1.B31 Sheet1.D1:Sheet1.D1 Sheet1.D2:Sheet1.D31 Sheet1.F1:Sheet1.F1 Sheet1.F2:Sheet1.F31 Sheet1.H1:Sheet1.H1 Sheet1.H2:Sheet1.H31 Sheet1.J1:Sheet1.J1 Sheet1.J2:Sheet1.J31 Sheet1.L1:Sheet1.L1 Sheet1.L2:Sheet1.L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1.11pt" svg:height="335.88pt" svg:x="563.39pt" svg:y="416.38pt">
            <loext:p draw:notify-on-update-of-ranges="Sheet1.B1:Sheet1.B1 Sheet1.C2:Sheet1.C31 Sheet1.D1:Sheet1.D1 Sheet1.E2:Sheet1.E31 Sheet1.F1:Sheet1.F1 Sheet1.G2:Sheet1.G31 Sheet1.H1:Sheet1.H1 Sheet1.I2:Sheet1.I31 Sheet1.J1:Sheet1.J1 Sheet1.K2:Sheet1.K31 Sheet1.L1:Sheet1.L1 Sheet1.M2:Sheet1.M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0.005x0.8</text:p>
          </table:table-cell>
          <table:table-cell/>
          <table:table-cell office:value-type="string" calcext:value-type="string">
            <text:p>0.01x0.8</text:p>
          </table:table-cell>
          <table:table-cell/>
          <table:table-cell office:value-type="string" calcext:value-type="string">
            <text:p>0.015x0.8</text:p>
          </table:table-cell>
          <table:table-cell/>
          <table:table-cell office:value-type="string" calcext:value-type="string">
            <text:p>0.02x0.8</text:p>
          </table:table-cell>
          <table:table-cell/>
          <table:table-cell office:value-type="string" calcext:value-type="string">
            <text:p>0.025x0.8</text:p>
          </table:table-cell>
          <table:table-cell/>
          <table:table-cell office:value-type="string" calcext:value-type="string">
            <text:p>0.05x0.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43573427" calcext:value-type="float">
            <text:p>0.3743573427</text:p>
          </table:table-cell>
          <table:table-cell office:value-type="float" office:value="4.5980377197" calcext:value-type="float">
            <text:p>4.5980377197</text:p>
          </table:table-cell>
          <table:table-cell office:value-type="float" office:value="0.2855682373" calcext:value-type="float">
            <text:p>0.2855682373</text:p>
          </table:table-cell>
          <table:table-cell office:value-type="float" office:value="4.4514102936" calcext:value-type="float">
            <text:p>4.4514102936</text:p>
          </table:table-cell>
          <table:table-cell office:value-type="float" office:value="0.2519878447" calcext:value-type="float">
            <text:p>0.2519878447</text:p>
          </table:table-cell>
          <table:table-cell office:value-type="float" office:value="4.1158189774" calcext:value-type="float">
            <text:p>4.1158189774</text:p>
          </table:table-cell>
          <table:table-cell office:value-type="float" office:value="0.2345452458" calcext:value-type="float">
            <text:p>0.2345452458</text:p>
          </table:table-cell>
          <table:table-cell office:value-type="float" office:value="4.0218782425" calcext:value-type="float">
            <text:p>4.0218782425</text:p>
          </table:table-cell>
          <table:table-cell office:value-type="float" office:value="0.2272812277" calcext:value-type="float">
            <text:p>0.2272812277</text:p>
          </table:table-cell>
          <table:table-cell office:value-type="float" office:value="3.924602747" calcext:value-type="float">
            <text:p>3.924602747</text:p>
          </table:table-cell>
          <table:table-cell office:value-type="float" office:value="0.2333104163" calcext:value-type="float">
            <text:p>0.2333104163</text:p>
          </table:table-cell>
          <table:table-cell office:value-type="float" office:value="3.8280410767" calcext:value-type="float">
            <text:p>3.82804107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74589515" calcext:value-type="float">
            <text:p>0.1674589515</text:p>
          </table:table-cell>
          <table:table-cell office:value-type="float" office:value="2.9030013084" calcext:value-type="float">
            <text:p>2.9030013084</text:p>
          </table:table-cell>
          <table:table-cell office:value-type="float" office:value="0.1342781633" calcext:value-type="float">
            <text:p>0.1342781633</text:p>
          </table:table-cell>
          <table:table-cell office:value-type="float" office:value="2.9437320232" calcext:value-type="float">
            <text:p>2.9437320232</text:p>
          </table:table-cell>
          <table:table-cell office:value-type="float" office:value="0.1196827441" calcext:value-type="float">
            <text:p>0.1196827441</text:p>
          </table:table-cell>
          <table:table-cell office:value-type="float" office:value="2.8630218506" calcext:value-type="float">
            <text:p>2.8630218506</text:p>
          </table:table-cell>
          <table:table-cell office:value-type="float" office:value="0.1124373451" calcext:value-type="float">
            <text:p>0.1124373451</text:p>
          </table:table-cell>
          <table:table-cell office:value-type="float" office:value="2.8902842999" calcext:value-type="float">
            <text:p>2.8902842999</text:p>
          </table:table-cell>
          <table:table-cell office:value-type="float" office:value="0.1079494357" calcext:value-type="float">
            <text:p>0.1079494357</text:p>
          </table:table-cell>
          <table:table-cell office:value-type="float" office:value="3.1384222507" calcext:value-type="float">
            <text:p>3.1384222507</text:p>
          </table:table-cell>
          <table:table-cell office:value-type="float" office:value="0.1033485606" calcext:value-type="float">
            <text:p>0.1033485606</text:p>
          </table:table-cell>
          <table:table-cell office:value-type="float" office:value="2.9259305" calcext:value-type="float">
            <text:p>2.9259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43473196" calcext:value-type="float">
            <text:p>0.1343473196</text:p>
          </table:table-cell>
          <table:table-cell office:value-type="float" office:value="2.8990671635" calcext:value-type="float">
            <text:p>2.8990671635</text:p>
          </table:table-cell>
          <table:table-cell office:value-type="float" office:value="0.1057218537" calcext:value-type="float">
            <text:p>0.1057218537</text:p>
          </table:table-cell>
          <table:table-cell office:value-type="float" office:value="2.9036052227" calcext:value-type="float">
            <text:p>2.9036052227</text:p>
          </table:table-cell>
          <table:table-cell office:value-type="float" office:value="0.092507273" calcext:value-type="float">
            <text:p>0.092507273</text:p>
          </table:table-cell>
          <table:table-cell office:value-type="float" office:value="2.8826711178" calcext:value-type="float">
            <text:p>2.8826711178</text:p>
          </table:table-cell>
          <table:table-cell office:value-type="float" office:value="0.08627785" calcext:value-type="float">
            <text:p>0.08627785</text:p>
          </table:table-cell>
          <table:table-cell office:value-type="float" office:value="2.7900981903" calcext:value-type="float">
            <text:p>2.7900981903</text:p>
          </table:table-cell>
          <table:table-cell office:value-type="float" office:value="0.0815650746" calcext:value-type="float">
            <text:p>0.0815650746</text:p>
          </table:table-cell>
          <table:table-cell office:value-type="float" office:value="2.8246924877" calcext:value-type="float">
            <text:p>2.8246924877</text:p>
          </table:table-cell>
          <table:table-cell office:value-type="float" office:value="0.0762676895" calcext:value-type="float">
            <text:p>0.0762676895</text:p>
          </table:table-cell>
          <table:table-cell office:value-type="float" office:value="2.9580523968" calcext:value-type="float">
            <text:p>2.9580523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59240231" calcext:value-type="float">
            <text:p>0.1159240231</text:p>
          </table:table-cell>
          <table:table-cell office:value-type="float" office:value="2.8675496578" calcext:value-type="float">
            <text:p>2.8675496578</text:p>
          </table:table-cell>
          <table:table-cell office:value-type="float" office:value="0.0892591029" calcext:value-type="float">
            <text:p>0.0892591029</text:p>
          </table:table-cell>
          <table:table-cell office:value-type="float" office:value="2.9030337334" calcext:value-type="float">
            <text:p>2.9030337334</text:p>
          </table:table-cell>
          <table:table-cell office:value-type="float" office:value="0.0767920688" calcext:value-type="float">
            <text:p>0.0767920688</text:p>
          </table:table-cell>
          <table:table-cell office:value-type="float" office:value="2.8178582191" calcext:value-type="float">
            <text:p>2.8178582191</text:p>
          </table:table-cell>
          <table:table-cell office:value-type="float" office:value="0.0709092021" calcext:value-type="float">
            <text:p>0.0709092021</text:p>
          </table:table-cell>
          <table:table-cell office:value-type="float" office:value="2.8284971714" calcext:value-type="float">
            <text:p>2.8284971714</text:p>
          </table:table-cell>
          <table:table-cell office:value-type="float" office:value="0.065981999" calcext:value-type="float">
            <text:p>0.065981999</text:p>
          </table:table-cell>
          <table:table-cell office:value-type="float" office:value="2.6848735809" calcext:value-type="float">
            <text:p>2.6848735809</text:p>
          </table:table-cell>
          <table:table-cell office:value-type="float" office:value="0.0610876754" calcext:value-type="float">
            <text:p>0.0610876754</text:p>
          </table:table-cell>
          <table:table-cell office:value-type="float" office:value="2.9356794357" calcext:value-type="float">
            <text:p>2.9356794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32543182" calcext:value-type="float">
            <text:p>0.1032543182</text:p>
          </table:table-cell>
          <table:table-cell office:value-type="float" office:value="2.8683001995" calcext:value-type="float">
            <text:p>2.8683001995</text:p>
          </table:table-cell>
          <table:table-cell office:value-type="float" office:value="0.0778640136" calcext:value-type="float">
            <text:p>0.0778640136</text:p>
          </table:table-cell>
          <table:table-cell office:value-type="float" office:value="2.8742427826" calcext:value-type="float">
            <text:p>2.8742427826</text:p>
          </table:table-cell>
          <table:table-cell office:value-type="float" office:value="0.0659390315" calcext:value-type="float">
            <text:p>0.0659390315</text:p>
          </table:table-cell>
          <table:table-cell office:value-type="float" office:value="2.6882708073" calcext:value-type="float">
            <text:p>2.6882708073</text:p>
          </table:table-cell>
          <table:table-cell office:value-type="float" office:value="0.0600658543" calcext:value-type="float">
            <text:p>0.0600658543</text:p>
          </table:table-cell>
          <table:table-cell office:value-type="float" office:value="2.8800210953" calcext:value-type="float">
            <text:p>2.8800210953</text:p>
          </table:table-cell>
          <table:table-cell office:value-type="float" office:value="0.0551592112" calcext:value-type="float">
            <text:p>0.0551592112</text:p>
          </table:table-cell>
          <table:table-cell office:value-type="float" office:value="2.7223167419" calcext:value-type="float">
            <text:p>2.7223167419</text:p>
          </table:table-cell>
          <table:table-cell office:value-type="float" office:value="0.0502105802" calcext:value-type="float">
            <text:p>0.0502105802</text:p>
          </table:table-cell>
          <table:table-cell office:value-type="float" office:value="2.9377627373" calcext:value-type="float">
            <text:p>2.9377627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36818197" calcext:value-type="float">
            <text:p>0.0936818197</text:p>
          </table:table-cell>
          <table:table-cell office:value-type="float" office:value="2.8625369072" calcext:value-type="float">
            <text:p>2.8625369072</text:p>
          </table:table-cell>
          <table:table-cell office:value-type="float" office:value="0.0692224279" calcext:value-type="float">
            <text:p>0.0692224279</text:p>
          </table:table-cell>
          <table:table-cell office:value-type="float" office:value="2.8130135536" calcext:value-type="float">
            <text:p>2.8130135536</text:p>
          </table:table-cell>
          <table:table-cell office:value-type="float" office:value="0.0579487383" calcext:value-type="float">
            <text:p>0.0579487383</text:p>
          </table:table-cell>
          <table:table-cell office:value-type="float" office:value="2.4891331196" calcext:value-type="float">
            <text:p>2.4891331196</text:p>
          </table:table-cell>
          <table:table-cell office:value-type="float" office:value="0.0519863926" calcext:value-type="float">
            <text:p>0.0519863926</text:p>
          </table:table-cell>
          <table:table-cell office:value-type="float" office:value="2.8121500015" calcext:value-type="float">
            <text:p>2.8121500015</text:p>
          </table:table-cell>
          <table:table-cell office:value-type="float" office:value="0.0472152308" calcext:value-type="float">
            <text:p>0.0472152308</text:p>
          </table:table-cell>
          <table:table-cell office:value-type="float" office:value="2.7928957939" calcext:value-type="float">
            <text:p>2.7928957939</text:p>
          </table:table-cell>
          <table:table-cell office:value-type="float" office:value="0.0432678908" calcext:value-type="float">
            <text:p>0.0432678908</text:p>
          </table:table-cell>
          <table:table-cell office:value-type="float" office:value="2.9812784195" calcext:value-type="float">
            <text:p>2.98127841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60973224" calcext:value-type="float">
            <text:p>0.0860973224</text:p>
          </table:table-cell>
          <table:table-cell office:value-type="float" office:value="2.8460333347" calcext:value-type="float">
            <text:p>2.8460333347</text:p>
          </table:table-cell>
          <table:table-cell office:value-type="float" office:value="0.0625252649" calcext:value-type="float">
            <text:p>0.0625252649</text:p>
          </table:table-cell>
          <table:table-cell office:value-type="float" office:value="2.7245979309" calcext:value-type="float">
            <text:p>2.7245979309</text:p>
          </table:table-cell>
          <table:table-cell office:value-type="float" office:value="0.0516024306" calcext:value-type="float">
            <text:p>0.0516024306</text:p>
          </table:table-cell>
          <table:table-cell office:value-type="float" office:value="2.4823248386" calcext:value-type="float">
            <text:p>2.4823248386</text:p>
          </table:table-cell>
          <table:table-cell office:value-type="float" office:value="0.0457608923" calcext:value-type="float">
            <text:p>0.0457608923</text:p>
          </table:table-cell>
          <table:table-cell office:value-type="float" office:value="2.7176220417" calcext:value-type="float">
            <text:p>2.7176220417</text:p>
          </table:table-cell>
          <table:table-cell office:value-type="float" office:value="0.0413045548" calcext:value-type="float">
            <text:p>0.0413045548</text:p>
          </table:table-cell>
          <table:table-cell office:value-type="float" office:value="2.804432869" calcext:value-type="float">
            <text:p>2.804432869</text:p>
          </table:table-cell>
          <table:table-cell office:value-type="float" office:value="0.037246339" calcext:value-type="float">
            <text:p>0.037246339</text:p>
          </table:table-cell>
          <table:table-cell office:value-type="float" office:value="2.8950648308" calcext:value-type="float">
            <text:p>2.89506483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98557028" calcext:value-type="float">
            <text:p>0.0798557028</text:p>
          </table:table-cell>
          <table:table-cell office:value-type="float" office:value="2.8222472668" calcext:value-type="float">
            <text:p>2.8222472668</text:p>
          </table:table-cell>
          <table:table-cell office:value-type="float" office:value="0.0569874719" calcext:value-type="float">
            <text:p>0.0569874719</text:p>
          </table:table-cell>
          <table:table-cell office:value-type="float" office:value="2.5406227112" calcext:value-type="float">
            <text:p>2.5406227112</text:p>
          </table:table-cell>
          <table:table-cell office:value-type="float" office:value="0.0462995693" calcext:value-type="float">
            <text:p>0.0462995693</text:p>
          </table:table-cell>
          <table:table-cell office:value-type="float" office:value="2.5190389156" calcext:value-type="float">
            <text:p>2.5190389156</text:p>
          </table:table-cell>
          <table:table-cell office:value-type="float" office:value="0.0408873521" calcext:value-type="float">
            <text:p>0.0408873521</text:p>
          </table:table-cell>
          <table:table-cell office:value-type="float" office:value="2.6645326614" calcext:value-type="float">
            <text:p>2.6645326614</text:p>
          </table:table-cell>
          <table:table-cell office:value-type="float" office:value="0.0362691358" calcext:value-type="float">
            <text:p>0.0362691358</text:p>
          </table:table-cell>
          <table:table-cell office:value-type="float" office:value="2.6955857277" calcext:value-type="float">
            <text:p>2.6955857277</text:p>
          </table:table-cell>
          <table:table-cell office:value-type="float" office:value="0.0324599743" calcext:value-type="float">
            <text:p>0.0324599743</text:p>
          </table:table-cell>
          <table:table-cell office:value-type="float" office:value="2.894803524" calcext:value-type="float">
            <text:p>2.8948035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45388567" calcext:value-type="float">
            <text:p>0.0745388567</text:p>
          </table:table-cell>
          <table:table-cell office:value-type="float" office:value="2.7904520035" calcext:value-type="float">
            <text:p>2.7904520035</text:p>
          </table:table-cell>
          <table:table-cell office:value-type="float" office:value="0.0522263981" calcext:value-type="float">
            <text:p>0.0522263981</text:p>
          </table:table-cell>
          <table:table-cell office:value-type="float" office:value="2.2488408089" calcext:value-type="float">
            <text:p>2.2488408089</text:p>
          </table:table-cell>
          <table:table-cell office:value-type="float" office:value="0.042010501" calcext:value-type="float">
            <text:p>0.042010501</text:p>
          </table:table-cell>
          <table:table-cell office:value-type="float" office:value="2.4777545929" calcext:value-type="float">
            <text:p>2.4777545929</text:p>
          </table:table-cell>
          <table:table-cell office:value-type="float" office:value="0.0369766578" calcext:value-type="float">
            <text:p>0.0369766578</text:p>
          </table:table-cell>
          <table:table-cell office:value-type="float" office:value="2.5799016953" calcext:value-type="float">
            <text:p>2.5799016953</text:p>
          </table:table-cell>
          <table:table-cell office:value-type="float" office:value="0.0323176421" calcext:value-type="float">
            <text:p>0.0323176421</text:p>
          </table:table-cell>
          <table:table-cell office:value-type="float" office:value="2.4858481884" calcext:value-type="float">
            <text:p>2.4858481884</text:p>
          </table:table-cell>
          <table:table-cell office:value-type="float" office:value="0.0287589189" calcext:value-type="float">
            <text:p>0.0287589189</text:p>
          </table:table-cell>
          <table:table-cell office:value-type="float" office:value="2.8798913956" calcext:value-type="float">
            <text:p>2.87989139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9906354" calcext:value-type="float">
            <text:p>0.069906354</text:p>
          </table:table-cell>
          <table:table-cell office:value-type="float" office:value="2.7464497089" calcext:value-type="float">
            <text:p>2.7464497089</text:p>
          </table:table-cell>
          <table:table-cell office:value-type="float" office:value="0.0481257513" calcext:value-type="float">
            <text:p>0.0481257513</text:p>
          </table:table-cell>
          <table:table-cell office:value-type="float" office:value="2.2067675591" calcext:value-type="float">
            <text:p>2.2067675591</text:p>
          </table:table-cell>
          <table:table-cell office:value-type="float" office:value="0.0383561105" calcext:value-type="float">
            <text:p>0.0383561105</text:p>
          </table:table-cell>
          <table:table-cell office:value-type="float" office:value="2.3428089619" calcext:value-type="float">
            <text:p>2.3428089619</text:p>
          </table:table-cell>
          <table:table-cell office:value-type="float" office:value="0.0335425325" calcext:value-type="float">
            <text:p>0.0335425325</text:p>
          </table:table-cell>
          <table:table-cell office:value-type="float" office:value="2.3525424004" calcext:value-type="float">
            <text:p>2.3525424004</text:p>
          </table:table-cell>
          <table:table-cell office:value-type="float" office:value="0.0290673058" calcext:value-type="float">
            <text:p>0.0290673058</text:p>
          </table:table-cell>
          <table:table-cell office:value-type="float" office:value="2.3191757202" calcext:value-type="float">
            <text:p>2.3191757202</text:p>
          </table:table-cell>
          <table:table-cell office:value-type="float" office:value="0.0255646855" calcext:value-type="float">
            <text:p>0.0255646855</text:p>
          </table:table-cell>
          <table:table-cell office:value-type="float" office:value="2.8681817055" calcext:value-type="float">
            <text:p>2.86818170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5827921" calcext:value-type="float">
            <text:p>0.065827921</text:p>
          </table:table-cell>
          <table:table-cell office:value-type="float" office:value="2.6818344593" calcext:value-type="float">
            <text:p>2.6818344593</text:p>
          </table:table-cell>
          <table:table-cell office:value-type="float" office:value="0.0445712656" calcext:value-type="float">
            <text:p>0.0445712656</text:p>
          </table:table-cell>
          <table:table-cell office:value-type="float" office:value="2.1533455849" calcext:value-type="float">
            <text:p>2.1533455849</text:p>
          </table:table-cell>
          <table:table-cell office:value-type="float" office:value="0.0352032371" calcext:value-type="float">
            <text:p>0.0352032371</text:p>
          </table:table-cell>
          <table:table-cell office:value-type="float" office:value="2.1632945538" calcext:value-type="float">
            <text:p>2.1632945538</text:p>
          </table:table-cell>
          <table:table-cell office:value-type="float" office:value="0.0306169149" calcext:value-type="float">
            <text:p>0.0306169149</text:p>
          </table:table-cell>
          <table:table-cell office:value-type="float" office:value="2.1930932999" calcext:value-type="float">
            <text:p>2.1930932999</text:p>
          </table:table-cell>
          <table:table-cell office:value-type="float" office:value="0.0261422843" calcext:value-type="float">
            <text:p>0.0261422843</text:p>
          </table:table-cell>
          <table:table-cell office:value-type="float" office:value="2.1160860062" calcext:value-type="float">
            <text:p>2.1160860062</text:p>
          </table:table-cell>
          <table:table-cell office:value-type="float" office:value="0.0226497985" calcext:value-type="float">
            <text:p>0.0226497985</text:p>
          </table:table-cell>
          <table:table-cell office:value-type="float" office:value="2.7908017635" calcext:value-type="float">
            <text:p>2.79080176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22212254" calcext:value-type="float">
            <text:p>0.0622212254</text:p>
          </table:table-cell>
          <table:table-cell office:value-type="float" office:value="2.5857336521" calcext:value-type="float">
            <text:p>2.5857336521</text:p>
          </table:table-cell>
          <table:table-cell office:value-type="float" office:value="0.0414885432" calcext:value-type="float">
            <text:p>0.0414885432</text:p>
          </table:table-cell>
          <table:table-cell office:value-type="float" office:value="2.1009831429" calcext:value-type="float">
            <text:p>2.1009831429</text:p>
          </table:table-cell>
          <table:table-cell office:value-type="float" office:value="0.0325529426" calcext:value-type="float">
            <text:p>0.0325529426</text:p>
          </table:table-cell>
          <table:table-cell office:value-type="float" office:value="2.0291945934" calcext:value-type="float">
            <text:p>2.0291945934</text:p>
          </table:table-cell>
          <table:table-cell office:value-type="float" office:value="0.0281019304" calcext:value-type="float">
            <text:p>0.0281019304</text:p>
          </table:table-cell>
          <table:table-cell office:value-type="float" office:value="2.1707038879" calcext:value-type="float">
            <text:p>2.1707038879</text:p>
          </table:table-cell>
          <table:table-cell office:value-type="float" office:value="0.0239186324" calcext:value-type="float">
            <text:p>0.0239186324</text:p>
          </table:table-cell>
          <table:table-cell office:value-type="float" office:value="2.0527713299" calcext:value-type="float">
            <text:p>2.0527713299</text:p>
          </table:table-cell>
          <table:table-cell office:value-type="float" office:value="0.0204721615" calcext:value-type="float">
            <text:p>0.0204721615</text:p>
          </table:table-cell>
          <table:table-cell office:value-type="float" office:value="2.4897048473" calcext:value-type="float">
            <text:p>2.4897048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90097494" calcext:value-type="float">
            <text:p>0.0590097494</text:p>
          </table:table-cell>
          <table:table-cell office:value-type="float" office:value="2.4509906769" calcext:value-type="float">
            <text:p>2.4509906769</text:p>
          </table:table-cell>
          <table:table-cell office:value-type="float" office:value="0.0387820639" calcext:value-type="float">
            <text:p>0.0387820639</text:p>
          </table:table-cell>
          <table:table-cell office:value-type="float" office:value="2.0673131943" calcext:value-type="float">
            <text:p>2.0673131943</text:p>
          </table:table-cell>
          <table:table-cell office:value-type="float" office:value="0.0302731879" calcext:value-type="float">
            <text:p>0.0302731879</text:p>
          </table:table-cell>
          <table:table-cell office:value-type="float" office:value="2.0352487564" calcext:value-type="float">
            <text:p>2.0352487564</text:p>
          </table:table-cell>
          <table:table-cell office:value-type="float" office:value="0.0259530116" calcext:value-type="float">
            <text:p>0.0259530116</text:p>
          </table:table-cell>
          <table:table-cell office:value-type="float" office:value="2.1649918556" calcext:value-type="float">
            <text:p>2.1649918556</text:p>
          </table:table-cell>
          <table:table-cell office:value-type="float" office:value="0.0219278354" calcext:value-type="float">
            <text:p>0.0219278354</text:p>
          </table:table-cell>
          <table:table-cell office:value-type="float" office:value="2.017683506" calcext:value-type="float">
            <text:p>2.017683506</text:p>
          </table:table-cell>
          <table:table-cell office:value-type="float" office:value="0.0185788181" calcext:value-type="float">
            <text:p>0.0185788181</text:p>
          </table:table-cell>
          <table:table-cell office:value-type="float" office:value="2.0060620308" calcext:value-type="float">
            <text:p>2.0060620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61259165" calcext:value-type="float">
            <text:p>0.0561259165</text:p>
          </table:table-cell>
          <table:table-cell office:value-type="float" office:value="2.3028249741" calcext:value-type="float">
            <text:p>2.3028249741</text:p>
          </table:table-cell>
          <table:table-cell office:value-type="float" office:value="0.0363880508" calcext:value-type="float">
            <text:p>0.0363880508</text:p>
          </table:table-cell>
          <table:table-cell office:value-type="float" office:value="2.0549473763" calcext:value-type="float">
            <text:p>2.0549473763</text:p>
          </table:table-cell>
          <table:table-cell office:value-type="float" office:value="0.0282539185" calcext:value-type="float">
            <text:p>0.0282539185</text:p>
          </table:table-cell>
          <table:table-cell office:value-type="float" office:value="2.026335001" calcext:value-type="float">
            <text:p>2.026335001</text:p>
          </table:table-cell>
          <table:table-cell office:value-type="float" office:value="0.0241559986" calcext:value-type="float">
            <text:p>0.0241559986</text:p>
          </table:table-cell>
          <table:table-cell office:value-type="float" office:value="2.1533162594" calcext:value-type="float">
            <text:p>2.1533162594</text:p>
          </table:table-cell>
          <table:table-cell office:value-type="float" office:value="0.0201931838" calcext:value-type="float">
            <text:p>0.0201931838</text:p>
          </table:table-cell>
          <table:table-cell office:value-type="float" office:value="2.0235176086" calcext:value-type="float">
            <text:p>2.0235176086</text:p>
          </table:table-cell>
          <table:table-cell office:value-type="float" office:value="0.0167445354" calcext:value-type="float">
            <text:p>0.0167445354</text:p>
          </table:table-cell>
          <table:table-cell office:value-type="float" office:value="2.0014996529" calcext:value-type="float">
            <text:p>2.0014996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3513784" calcext:value-type="float">
            <text:p>0.053513784</text:p>
          </table:table-cell>
          <table:table-cell office:value-type="float" office:value="2.2358043194" calcext:value-type="float">
            <text:p>2.2358043194</text:p>
          </table:table-cell>
          <table:table-cell office:value-type="float" office:value="0.0342627689" calcext:value-type="float">
            <text:p>0.0342627689</text:p>
          </table:table-cell>
          <table:table-cell office:value-type="float" office:value="2.0558552742" calcext:value-type="float">
            <text:p>2.0558552742</text:p>
          </table:table-cell>
          <table:table-cell office:value-type="float" office:value="0.0264978167" calcext:value-type="float">
            <text:p>0.0264978167</text:p>
          </table:table-cell>
          <table:table-cell office:value-type="float" office:value="2.0352573395" calcext:value-type="float">
            <text:p>2.0352573395</text:p>
          </table:table-cell>
          <table:table-cell office:value-type="float" office:value="0.0226513576" calcext:value-type="float">
            <text:p>0.0226513576</text:p>
          </table:table-cell>
          <table:table-cell office:value-type="float" office:value="2.1078050137" calcext:value-type="float">
            <text:p>2.1078050137</text:p>
          </table:table-cell>
          <table:table-cell office:value-type="float" office:value="0.0187366754" calcext:value-type="float">
            <text:p>0.0187366754</text:p>
          </table:table-cell>
          <table:table-cell office:value-type="float" office:value="2.0299758911" calcext:value-type="float">
            <text:p>2.0299758911</text:p>
          </table:table-cell>
          <table:table-cell office:value-type="float" office:value="0.0156066921" calcext:value-type="float">
            <text:p>0.0156066921</text:p>
          </table:table-cell>
          <table:table-cell office:value-type="float" office:value="2.5142502785" calcext:value-type="float">
            <text:p>2.51425027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11324815" calcext:value-type="float">
            <text:p>0.0511324815</text:p>
          </table:table-cell>
          <table:table-cell office:value-type="float" office:value="2.1788415909" calcext:value-type="float">
            <text:p>2.1788415909</text:p>
          </table:table-cell>
          <table:table-cell office:value-type="float" office:value="0.0323507078" calcext:value-type="float">
            <text:p>0.0323507078</text:p>
          </table:table-cell>
          <table:table-cell office:value-type="float" office:value="2.0603382587" calcext:value-type="float">
            <text:p>2.0603382587</text:p>
          </table:table-cell>
          <table:table-cell office:value-type="float" office:value="0.0249048267" calcext:value-type="float">
            <text:p>0.0249048267</text:p>
          </table:table-cell>
          <table:table-cell office:value-type="float" office:value="2.0383002758" calcext:value-type="float">
            <text:p>2.0383002758</text:p>
          </table:table-cell>
          <table:table-cell office:value-type="float" office:value="0.0212139301" calcext:value-type="float">
            <text:p>0.0212139301</text:p>
          </table:table-cell>
          <table:table-cell office:value-type="float" office:value="2.0750129223" calcext:value-type="float">
            <text:p>2.0750129223</text:p>
          </table:table-cell>
          <table:table-cell office:value-type="float" office:value="0.0175192188" calcext:value-type="float">
            <text:p>0.0175192188</text:p>
          </table:table-cell>
          <table:table-cell office:value-type="float" office:value="2.0236217976" calcext:value-type="float">
            <text:p>2.0236217976</text:p>
          </table:table-cell>
          <table:table-cell office:value-type="float" office:value="0.0144475363" calcext:value-type="float">
            <text:p>0.0144475363</text:p>
          </table:table-cell>
          <table:table-cell office:value-type="float" office:value="2.0423738956" calcext:value-type="float">
            <text:p>2.04237389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89544161" calcext:value-type="float">
            <text:p>0.0489544161</text:p>
          </table:table-cell>
          <table:table-cell office:value-type="float" office:value="2.1316993237" calcext:value-type="float">
            <text:p>2.1316993237</text:p>
          </table:table-cell>
          <table:table-cell office:value-type="float" office:value="0.0306274984" calcext:value-type="float">
            <text:p>0.0306274984</text:p>
          </table:table-cell>
          <table:table-cell office:value-type="float" office:value="2.0625352859" calcext:value-type="float">
            <text:p>2.0625352859</text:p>
          </table:table-cell>
          <table:table-cell office:value-type="float" office:value="0.0234567896" calcext:value-type="float">
            <text:p>0.0234567896</text:p>
          </table:table-cell>
          <table:table-cell office:value-type="float" office:value="2.0457074642" calcext:value-type="float">
            <text:p>2.0457074642</text:p>
          </table:table-cell>
          <table:table-cell office:value-type="float" office:value="0.0198897086" calcext:value-type="float">
            <text:p>0.0198897086</text:p>
          </table:table-cell>
          <table:table-cell office:value-type="float" office:value="2.0676999092" calcext:value-type="float">
            <text:p>2.0676999092</text:p>
          </table:table-cell>
          <table:table-cell office:value-type="float" office:value="0.0164048336" calcext:value-type="float">
            <text:p>0.0164048336</text:p>
          </table:table-cell>
          <table:table-cell office:value-type="float" office:value="2.0243434906" calcext:value-type="float">
            <text:p>2.0243434906</text:p>
          </table:table-cell>
          <table:table-cell office:value-type="float" office:value="0.0136662452" calcext:value-type="float">
            <text:p>0.0136662452</text:p>
          </table:table-cell>
          <table:table-cell office:value-type="float" office:value="2.0241541862" calcext:value-type="float">
            <text:p>2.02415418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69551757" calcext:value-type="float">
            <text:p>0.0469551757</text:p>
          </table:table-cell>
          <table:table-cell office:value-type="float" office:value="2.092038393" calcext:value-type="float">
            <text:p>2.092038393</text:p>
          </table:table-cell>
          <table:table-cell office:value-type="float" office:value="0.029072728" calcext:value-type="float">
            <text:p>0.029072728</text:p>
          </table:table-cell>
          <table:table-cell office:value-type="float" office:value="2.0606880188" calcext:value-type="float">
            <text:p>2.0606880188</text:p>
          </table:table-cell>
          <table:table-cell office:value-type="float" office:value="0.0221643988" calcext:value-type="float">
            <text:p>0.0221643988</text:p>
          </table:table-cell>
          <table:table-cell office:value-type="float" office:value="2.0563783646" calcext:value-type="float">
            <text:p>2.0563783646</text:p>
          </table:table-cell>
          <table:table-cell office:value-type="float" office:value="0.0186831467" calcext:value-type="float">
            <text:p>0.0186831467</text:p>
          </table:table-cell>
          <table:table-cell office:value-type="float" office:value="2.0607345104" calcext:value-type="float">
            <text:p>2.0607345104</text:p>
          </table:table-cell>
          <table:table-cell office:value-type="float" office:value="0.0155690322" calcext:value-type="float">
            <text:p>0.0155690322</text:p>
          </table:table-cell>
          <table:table-cell office:value-type="float" office:value="2.0450627804" calcext:value-type="float">
            <text:p>2.0450627804</text:p>
          </table:table-cell>
          <table:table-cell office:value-type="float" office:value="0.0130035421" calcext:value-type="float">
            <text:p>0.0130035421</text:p>
          </table:table-cell>
          <table:table-cell office:value-type="float" office:value="2.0035319328" calcext:value-type="float">
            <text:p>2.00353193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51129712" calcext:value-type="float">
            <text:p>0.0451129712</text:p>
          </table:table-cell>
          <table:table-cell office:value-type="float" office:value="2.0742380619" calcext:value-type="float">
            <text:p>2.0742380619</text:p>
          </table:table-cell>
          <table:table-cell office:value-type="float" office:value="0.0276653804" calcext:value-type="float">
            <text:p>0.0276653804</text:p>
          </table:table-cell>
          <table:table-cell office:value-type="float" office:value="2.0561220646" calcext:value-type="float">
            <text:p>2.0561220646</text:p>
          </table:table-cell>
          <table:table-cell office:value-type="float" office:value="0.0210003201" calcext:value-type="float">
            <text:p>0.0210003201</text:p>
          </table:table-cell>
          <table:table-cell office:value-type="float" office:value="2.065113306" calcext:value-type="float">
            <text:p>2.065113306</text:p>
          </table:table-cell>
          <table:table-cell office:value-type="float" office:value="0.0176917724" calcext:value-type="float">
            <text:p>0.0176917724</text:p>
          </table:table-cell>
          <table:table-cell office:value-type="float" office:value="2.068154335" calcext:value-type="float">
            <text:p>2.068154335</text:p>
          </table:table-cell>
          <table:table-cell office:value-type="float" office:value="0.0148662562" calcext:value-type="float">
            <text:p>0.0148662562</text:p>
          </table:table-cell>
          <table:table-cell office:value-type="float" office:value="2.0701425076" calcext:value-type="float">
            <text:p>2.0701425076</text:p>
          </table:table-cell>
          <table:table-cell office:value-type="float" office:value="0.0122148711" calcext:value-type="float">
            <text:p>0.0122148711</text:p>
          </table:table-cell>
          <table:table-cell office:value-type="float" office:value="2.0003137589" calcext:value-type="float">
            <text:p>2.00031375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34077382" calcext:value-type="float">
            <text:p>0.0434077382</text:p>
          </table:table-cell>
          <table:table-cell office:value-type="float" office:value="2.0778644085" calcext:value-type="float">
            <text:p>2.0778644085</text:p>
          </table:table-cell>
          <table:table-cell office:value-type="float" office:value="0.0263698045" calcext:value-type="float">
            <text:p>0.0263698045</text:p>
          </table:table-cell>
          <table:table-cell office:value-type="float" office:value="2.0520908833" calcext:value-type="float">
            <text:p>2.0520908833</text:p>
          </table:table-cell>
          <table:table-cell office:value-type="float" office:value="0.0199537817" calcext:value-type="float">
            <text:p>0.0199537817</text:p>
          </table:table-cell>
          <table:table-cell office:value-type="float" office:value="2.0609574318" calcext:value-type="float">
            <text:p>2.0609574318</text:p>
          </table:table-cell>
          <table:table-cell office:value-type="float" office:value="0.0168036222" calcext:value-type="float">
            <text:p>0.0168036222</text:p>
          </table:table-cell>
          <table:table-cell office:value-type="float" office:value="2.0711016655" calcext:value-type="float">
            <text:p>2.0711016655</text:p>
          </table:table-cell>
          <table:table-cell office:value-type="float" office:value="0.0142376525" calcext:value-type="float">
            <text:p>0.0142376525</text:p>
          </table:table-cell>
          <table:table-cell office:value-type="float" office:value="2.0306100845" calcext:value-type="float">
            <text:p>2.0306100845</text:p>
          </table:table-cell>
          <table:table-cell office:value-type="float" office:value="0.0115689887" calcext:value-type="float">
            <text:p>0.0115689887</text:p>
          </table:table-cell>
          <table:table-cell office:value-type="float" office:value="2.0143733025" calcext:value-type="float">
            <text:p>2.01437330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18239981" calcext:value-type="float">
            <text:p>0.0418239981</text:p>
          </table:table-cell>
          <table:table-cell office:value-type="float" office:value="2.0821781158" calcext:value-type="float">
            <text:p>2.0821781158</text:p>
          </table:table-cell>
          <table:table-cell office:value-type="float" office:value="0.0251799319" calcext:value-type="float">
            <text:p>0.0251799319</text:p>
          </table:table-cell>
          <table:table-cell office:value-type="float" office:value="2.0501828194" calcext:value-type="float">
            <text:p>2.0501828194</text:p>
          </table:table-cell>
          <table:table-cell office:value-type="float" office:value="0.0190191083" calcext:value-type="float">
            <text:p>0.0190191083</text:p>
          </table:table-cell>
          <table:table-cell office:value-type="float" office:value="2.0385429859" calcext:value-type="float">
            <text:p>2.0385429859</text:p>
          </table:table-cell>
          <table:table-cell office:value-type="float" office:value="0.0160699505" calcext:value-type="float">
            <text:p>0.0160699505</text:p>
          </table:table-cell>
          <table:table-cell office:value-type="float" office:value="2.050866127" calcext:value-type="float">
            <text:p>2.050866127</text:p>
          </table:table-cell>
          <table:table-cell office:value-type="float" office:value="0.0136477314" calcext:value-type="float">
            <text:p>0.0136477314</text:p>
          </table:table-cell>
          <table:table-cell office:value-type="float" office:value="2.0159106255" calcext:value-type="float">
            <text:p>2.0159106255</text:p>
          </table:table-cell>
          <table:table-cell office:value-type="float" office:value="0.0111599592" calcext:value-type="float">
            <text:p>0.0111599592</text:p>
          </table:table-cell>
          <table:table-cell office:value-type="float" office:value="2.0964677334" calcext:value-type="float">
            <text:p>2.09646773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03467789" calcext:value-type="float">
            <text:p>0.0403467789</text:p>
          </table:table-cell>
          <table:table-cell office:value-type="float" office:value="2.0861842632" calcext:value-type="float">
            <text:p>2.0861842632</text:p>
          </table:table-cell>
          <table:table-cell office:value-type="float" office:value="0.0240968876" calcext:value-type="float">
            <text:p>0.0240968876</text:p>
          </table:table-cell>
          <table:table-cell office:value-type="float" office:value="2.0470099449" calcext:value-type="float">
            <text:p>2.0470099449</text:p>
          </table:table-cell>
          <table:table-cell office:value-type="float" office:value="0.0181931071" calcext:value-type="float">
            <text:p>0.0181931071</text:p>
          </table:table-cell>
          <table:table-cell office:value-type="float" office:value="2.0283958912" calcext:value-type="float">
            <text:p>2.0283958912</text:p>
          </table:table-cell>
          <table:table-cell office:value-type="float" office:value="0.015383983" calcext:value-type="float">
            <text:p>0.015383983</text:p>
          </table:table-cell>
          <table:table-cell office:value-type="float" office:value="2.0278954506" calcext:value-type="float">
            <text:p>2.0278954506</text:p>
          </table:table-cell>
          <table:table-cell office:value-type="float" office:value="0.0130647803" calcext:value-type="float">
            <text:p>0.0130647803</text:p>
          </table:table-cell>
          <table:table-cell office:value-type="float" office:value="2.0144891739" calcext:value-type="float">
            <text:p>2.0144891739</text:p>
          </table:table-cell>
          <table:table-cell office:value-type="float" office:value="0.0107535319" calcext:value-type="float">
            <text:p>0.0107535319</text:p>
          </table:table-cell>
          <table:table-cell office:value-type="float" office:value="2.0469882488" calcext:value-type="float">
            <text:p>2.04698824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89659293" calcext:value-type="float">
            <text:p>0.0389659293</text:p>
          </table:table-cell>
          <table:table-cell office:value-type="float" office:value="2.0882205963" calcext:value-type="float">
            <text:p>2.0882205963</text:p>
          </table:table-cell>
          <table:table-cell office:value-type="float" office:value="0.0231074169" calcext:value-type="float">
            <text:p>0.0231074169</text:p>
          </table:table-cell>
          <table:table-cell office:value-type="float" office:value="2.0433723927" calcext:value-type="float">
            <text:p>2.0433723927</text:p>
          </table:table-cell>
          <table:table-cell office:value-type="float" office:value="0.0174721703" calcext:value-type="float">
            <text:p>0.0174721703</text:p>
          </table:table-cell>
          <table:table-cell office:value-type="float" office:value="2.0269787312" calcext:value-type="float">
            <text:p>2.0269787312</text:p>
          </table:table-cell>
          <table:table-cell office:value-type="float" office:value="0.0148214502" calcext:value-type="float">
            <text:p>0.0148214502</text:p>
          </table:table-cell>
          <table:table-cell office:value-type="float" office:value="2.0173258781" calcext:value-type="float">
            <text:p>2.0173258781</text:p>
          </table:table-cell>
          <table:table-cell office:value-type="float" office:value="0.0125310533" calcext:value-type="float">
            <text:p>0.0125310533</text:p>
          </table:table-cell>
          <table:table-cell office:value-type="float" office:value="2.0156524181" calcext:value-type="float">
            <text:p>2.0156524181</text:p>
          </table:table-cell>
          <table:table-cell office:value-type="float" office:value="0.0103153428" calcext:value-type="float">
            <text:p>0.0103153428</text:p>
          </table:table-cell>
          <table:table-cell office:value-type="float" office:value="2.0002548695" calcext:value-type="float">
            <text:p>2.00025486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76730561" calcext:value-type="float">
            <text:p>0.0376730561</text:p>
          </table:table-cell>
          <table:table-cell office:value-type="float" office:value="2.0865774155" calcext:value-type="float">
            <text:p>2.0865774155</text:p>
          </table:table-cell>
          <table:table-cell office:value-type="float" office:value="0.0222008694" calcext:value-type="float">
            <text:p>0.0222008694</text:p>
          </table:table-cell>
          <table:table-cell office:value-type="float" office:value="2.0405716896" calcext:value-type="float">
            <text:p>2.0405716896</text:p>
          </table:table-cell>
          <table:table-cell office:value-type="float" office:value="0.0167720839" calcext:value-type="float">
            <text:p>0.0167720839</text:p>
          </table:table-cell>
          <table:table-cell office:value-type="float" office:value="2.0257136822" calcext:value-type="float">
            <text:p>2.0257136822</text:p>
          </table:table-cell>
          <table:table-cell office:value-type="float" office:value="0.0142698139" calcext:value-type="float">
            <text:p>0.0142698139</text:p>
          </table:table-cell>
          <table:table-cell office:value-type="float" office:value="2.0195446014" calcext:value-type="float">
            <text:p>2.0195446014</text:p>
          </table:table-cell>
          <table:table-cell office:value-type="float" office:value="0.012082018" calcext:value-type="float">
            <text:p>0.012082018</text:p>
          </table:table-cell>
          <table:table-cell office:value-type="float" office:value="2.0271997452" calcext:value-type="float">
            <text:p>2.0271997452</text:p>
          </table:table-cell>
          <table:table-cell office:value-type="float" office:value="0.010004607" calcext:value-type="float">
            <text:p>0.010004607</text:p>
          </table:table-cell>
          <table:table-cell office:value-type="float" office:value="2.0018897057" calcext:value-type="float">
            <text:p>2.00188970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64587493" calcext:value-type="float">
            <text:p>0.0364587493</text:p>
          </table:table-cell>
          <table:table-cell office:value-type="float" office:value="2.0802898407" calcext:value-type="float">
            <text:p>2.0802898407</text:p>
          </table:table-cell>
          <table:table-cell office:value-type="float" office:value="0.0213675313" calcext:value-type="float">
            <text:p>0.0213675313</text:p>
          </table:table-cell>
          <table:table-cell office:value-type="float" office:value="2.0411651134" calcext:value-type="float">
            <text:p>2.0411651134</text:p>
          </table:table-cell>
          <table:table-cell office:value-type="float" office:value="0.016090693" calcext:value-type="float">
            <text:p>0.016090693</text:p>
          </table:table-cell>
          <table:table-cell office:value-type="float" office:value="2.0205948353" calcext:value-type="float">
            <text:p>2.0205948353</text:p>
          </table:table-cell>
          <table:table-cell office:value-type="float" office:value="0.0137465568" calcext:value-type="float">
            <text:p>0.0137465568</text:p>
          </table:table-cell>
          <table:table-cell office:value-type="float" office:value="2.0196261406" calcext:value-type="float">
            <text:p>2.0196261406</text:p>
          </table:table-cell>
          <table:table-cell office:value-type="float" office:value="0.0116620073" calcext:value-type="float">
            <text:p>0.0116620073</text:p>
          </table:table-cell>
          <table:table-cell office:value-type="float" office:value="2.0200357437" calcext:value-type="float">
            <text:p>2.0200357437</text:p>
          </table:table-cell>
          <table:table-cell office:value-type="float" office:value="0.0096260477" calcext:value-type="float">
            <text:p>0.0096260477</text:p>
          </table:table-cell>
          <table:table-cell office:value-type="float" office:value="2.0037620068" calcext:value-type="float">
            <text:p>2.00376200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53132486" calcext:value-type="float">
            <text:p>0.0353132486</text:p>
          </table:table-cell>
          <table:table-cell office:value-type="float" office:value="2.0697658062" calcext:value-type="float">
            <text:p>2.0697658062</text:p>
          </table:table-cell>
          <table:table-cell office:value-type="float" office:value="0.0205902848" calcext:value-type="float">
            <text:p>0.0205902848</text:p>
          </table:table-cell>
          <table:table-cell office:value-type="float" office:value="2.0462796688" calcext:value-type="float">
            <text:p>2.0462796688</text:p>
          </table:table-cell>
          <table:table-cell office:value-type="float" office:value="0.0154739991" calcext:value-type="float">
            <text:p>0.0154739991</text:p>
          </table:table-cell>
          <table:table-cell office:value-type="float" office:value="2.0110135078" calcext:value-type="float">
            <text:p>2.0110135078</text:p>
          </table:table-cell>
          <table:table-cell office:value-type="float" office:value="0.0132586947" calcext:value-type="float">
            <text:p>0.0132586947</text:p>
          </table:table-cell>
          <table:table-cell office:value-type="float" office:value="2.0126471519" calcext:value-type="float">
            <text:p>2.0126471519</text:p>
          </table:table-cell>
          <table:table-cell office:value-type="float" office:value="0.0113241822" calcext:value-type="float">
            <text:p>0.0113241822</text:p>
          </table:table-cell>
          <table:table-cell office:value-type="float" office:value="2.012260437" calcext:value-type="float">
            <text:p>2.012260437</text:p>
          </table:table-cell>
          <table:table-cell office:value-type="float" office:value="0.0093630189" calcext:value-type="float">
            <text:p>0.0093630189</text:p>
          </table:table-cell>
          <table:table-cell office:value-type="float" office:value="2.0013709068" calcext:value-type="float">
            <text:p>2.00137090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42278257" calcext:value-type="float">
            <text:p>0.0342278257</text:p>
          </table:table-cell>
          <table:table-cell office:value-type="float" office:value="2.0560936928" calcext:value-type="float">
            <text:p>2.0560936928</text:p>
          </table:table-cell>
          <table:table-cell office:value-type="float" office:value="0.0198454242" calcext:value-type="float">
            <text:p>0.0198454242</text:p>
          </table:table-cell>
          <table:table-cell office:value-type="float" office:value="2.0528440475" calcext:value-type="float">
            <text:p>2.0528440475</text:p>
          </table:table-cell>
          <table:table-cell office:value-type="float" office:value="0.0149226226" calcext:value-type="float">
            <text:p>0.0149226226</text:p>
          </table:table-cell>
          <table:table-cell office:value-type="float" office:value="2.0048289299" calcext:value-type="float">
            <text:p>2.0048289299</text:p>
          </table:table-cell>
          <table:table-cell office:value-type="float" office:value="0.0127611617" calcext:value-type="float">
            <text:p>0.0127611617</text:p>
          </table:table-cell>
          <table:table-cell office:value-type="float" office:value="2.0119810104" calcext:value-type="float">
            <text:p>2.0119810104</text:p>
          </table:table-cell>
          <table:table-cell office:value-type="float" office:value="0.0110387923" calcext:value-type="float">
            <text:p>0.0110387923</text:p>
          </table:table-cell>
          <table:table-cell office:value-type="float" office:value="2.0099620819" calcext:value-type="float">
            <text:p>2.0099620819</text:p>
          </table:table-cell>
          <table:table-cell office:value-type="float" office:value="0.0091677085" calcext:value-type="float">
            <text:p>0.0091677085</text:p>
          </table:table-cell>
          <table:table-cell office:value-type="float" office:value="2.0010957718" calcext:value-type="float">
            <text:p>2.00109577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31950039" calcext:value-type="float">
            <text:p>0.0331950039</text:p>
          </table:table-cell>
          <table:table-cell office:value-type="float" office:value="2.0404891968" calcext:value-type="float">
            <text:p>2.0404891968</text:p>
          </table:table-cell>
          <table:table-cell office:value-type="float" office:value="0.0191279501" calcext:value-type="float">
            <text:p>0.0191279501</text:p>
          </table:table-cell>
          <table:table-cell office:value-type="float" office:value="2.0519182682" calcext:value-type="float">
            <text:p>2.0519182682</text:p>
          </table:table-cell>
          <table:table-cell office:value-type="float" office:value="0.0144020058" calcext:value-type="float">
            <text:p>0.0144020058</text:p>
          </table:table-cell>
          <table:table-cell office:value-type="float" office:value="2.0051095486" calcext:value-type="float">
            <text:p>2.0051095486</text:p>
          </table:table-cell>
          <table:table-cell office:value-type="float" office:value="0.0122957304" calcext:value-type="float">
            <text:p>0.0122957304</text:p>
          </table:table-cell>
          <table:table-cell office:value-type="float" office:value="2.0136663914" calcext:value-type="float">
            <text:p>2.0136663914</text:p>
          </table:table-cell>
          <table:table-cell office:value-type="float" office:value="0.0107187787" calcext:value-type="float">
            <text:p>0.0107187787</text:p>
          </table:table-cell>
          <table:table-cell office:value-type="float" office:value="2.0097720623" calcext:value-type="float">
            <text:p>2.0097720623</text:p>
          </table:table-cell>
          <table:table-cell office:value-type="float" office:value="0.0089310147" calcext:value-type="float">
            <text:p>0.0089310147</text:p>
          </table:table-cell>
          <table:table-cell office:value-type="float" office:value="2.001262188" calcext:value-type="float">
            <text:p>2.0012621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22101861" calcext:value-type="float">
            <text:p>0.0322101861</text:p>
          </table:table-cell>
          <table:table-cell office:value-type="float" office:value="2.0242609978" calcext:value-type="float">
            <text:p>2.0242609978</text:p>
          </table:table-cell>
          <table:table-cell office:value-type="float" office:value="0.0184507594" calcext:value-type="float">
            <text:p>0.0184507594</text:p>
          </table:table-cell>
          <table:table-cell office:value-type="float" office:value="2.0504553318" calcext:value-type="float">
            <text:p>2.0504553318</text:p>
          </table:table-cell>
          <table:table-cell office:value-type="float" office:value="0.0139192892" calcext:value-type="float">
            <text:p>0.0139192892</text:p>
          </table:table-cell>
          <table:table-cell office:value-type="float" office:value="2.0092926025" calcext:value-type="float">
            <text:p>2.0092926025</text:p>
          </table:table-cell>
          <table:table-cell office:value-type="float" office:value="0.0118920468" calcext:value-type="float">
            <text:p>0.0118920468</text:p>
          </table:table-cell>
          <table:table-cell office:value-type="float" office:value="2.0121183395" calcext:value-type="float">
            <text:p>2.0121183395</text:p>
          </table:table-cell>
          <table:table-cell office:value-type="float" office:value="0.0104099736" calcext:value-type="float">
            <text:p>0.0104099736</text:p>
          </table:table-cell>
          <table:table-cell office:value-type="float" office:value="2.006506443" calcext:value-type="float">
            <text:p>2.006506443</text:p>
          </table:table-cell>
          <table:table-cell office:value-type="float" office:value="0.0088000363" calcext:value-type="float">
            <text:p>0.0088000363</text:p>
          </table:table-cell>
          <table:table-cell office:value-type="float" office:value="2.0007984638" calcext:value-type="float">
            <text:p>2.0007984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2710069" calcext:value-type="float">
            <text:p>0.0312710069</text:p>
          </table:table-cell>
          <table:table-cell office:value-type="float" office:value="2.0088481903" calcext:value-type="float">
            <text:p>2.0088481903</text:p>
          </table:table-cell>
          <table:table-cell office:value-type="float" office:value="0.0178365167" calcext:value-type="float">
            <text:p>0.0178365167</text:p>
          </table:table-cell>
          <table:table-cell office:value-type="float" office:value="2.0464437008" calcext:value-type="float">
            <text:p>2.0464437008</text:p>
          </table:table-cell>
          <table:table-cell office:value-type="float" office:value="0.0135031668" calcext:value-type="float">
            <text:p>0.0135031668</text:p>
          </table:table-cell>
          <table:table-cell office:value-type="float" office:value="2.0111103058" calcext:value-type="float">
            <text:p>2.0111103058</text:p>
          </table:table-cell>
          <table:table-cell office:value-type="float" office:value="0.0115752909" calcext:value-type="float">
            <text:p>0.0115752909</text:p>
          </table:table-cell>
          <table:table-cell office:value-type="float" office:value="2.0128350258" calcext:value-type="float">
            <text:p>2.0128350258</text:p>
          </table:table-cell>
          <table:table-cell office:value-type="float" office:value="0.0101270983" calcext:value-type="float">
            <text:p>0.0101270983</text:p>
          </table:table-cell>
          <table:table-cell office:value-type="float" office:value="2.0079641342" calcext:value-type="float">
            <text:p>2.0079641342</text:p>
          </table:table-cell>
          <table:table-cell office:value-type="float" office:value="0.0086567458" calcext:value-type="float">
            <text:p>0.0086567458</text:p>
          </table:table-cell>
          <table:table-cell office:value-type="float" office:value="2.0007059574" calcext:value-type="float">
            <text:p>2.0007059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8:10:45.547403857</meta:creation-date>
    <meta:generator>LibreOffice/5.1.6.2$Linux_X86_64 LibreOffice_project/10m0$Build-2</meta:generator>
    <dc:date>2018-05-31T18:25:51.128215418</dc:date>
    <meta:editing-duration>PT15M5S</meta:editing-duration>
    <meta:editing-cycles>3</meta:editing-cycles>
    <meta:document-statistic meta:table-count="1" meta:cell-count="3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7cm" svg:height="10.569cm" xlink:href=".." xlink:type="simple" chart:class="chart:line" chart:style-name="ch1">
        <chart:legend chart:legend-position="end" svg:x="16.218cm" svg:y="3.74cm" style:legend-expansion="high" chart:style-name="ch2"/>
        <chart:plot-area chart:style-name="ch3" table:cell-range-address="Sheet1.B1:Sheet1.B31 Sheet1.D1:Sheet1.D31 Sheet1.F1:Sheet1.F31 Sheet1.H1:Sheet1.H31 Sheet1.J1:Sheet1.J31 Sheet1.L1:Sheet1.L31" chart:data-source-has-labels="row" svg:x="1.392cm" svg:y="0.211cm" svg:width="14.445cm" svg:height="9.166cm">
          <chartooo:coordinate-region svg:x="2.304cm" svg:y="0.41cm" svg:width="13.347cm" svg:height="8.32cm"/>
          <chart:axis chart:dimension="x" chart:name="primary-x" chart:style-name="ch4">
            <chart:title svg:x="7.379cm" svg:y="9.588cm" chart:style-name="ch5">
              <text:p>Epochu skaicius</text:p>
            </chart:title>
          </chart:axis>
          <chart:axis chart:dimension="y" chart:name="primary-y" chart:style-name="ch4">
            <chart:title svg:x="0.451cm" svg:y="6.095cm" chart:style-name="ch6">
              <text:p>Vidutine paklaida</text:p>
            </chart:title>
            <chart:grid chart:style-name="ch7" chart:class="major"/>
          </chart:axis>
          <chart:series chart:style-name="ch8" chart:values-cell-range-address="Sheet1.B2:Sheet1.B31" chart:label-cell-address="Sheet1.B1:Sheet1.B1" chart:class="chart:line">
            <chart:data-point chart:repeated="30"/>
          </chart:series>
          <chart:series chart:style-name="ch9" chart:values-cell-range-address="Sheet1.D2:Sheet1.D31" chart:label-cell-address="Sheet1.D1:Sheet1.D1" chart:class="chart:line">
            <chart:data-point chart:repeated="30"/>
          </chart:series>
          <chart:series chart:style-name="ch10" chart:values-cell-range-address="Sheet1.F2:Sheet1.F31" chart:label-cell-address="Sheet1.F1:Sheet1.F1" chart:class="chart:line">
            <chart:data-point chart:repeated="30"/>
          </chart:series>
          <chart:series chart:style-name="ch11" chart:values-cell-range-address="Sheet1.H2:Sheet1.H31" chart:label-cell-address="Sheet1.H1:Sheet1.H1" chart:class="chart:line">
            <chart:data-point chart:repeated="30"/>
          </chart:series>
          <chart:series chart:style-name="ch12" chart:values-cell-range-address="Sheet1.J2:Sheet1.J31" chart:label-cell-address="Sheet1.J1:Sheet1.J1" chart:class="chart:line">
            <chart:data-point chart:repeated="30"/>
          </chart:series>
          <chart:series chart:style-name="ch13" chart:values-cell-range-address="Sheet1.L2:Sheet1.L31" chart:label-cell-address="Sheet1.L1:Sheet1.L1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5x0.8</text:p>
                <draw:g>
                  <svg:desc>Sheet1.B1:Sheet1.B1</svg:desc>
                </draw:g>
              </table:table-cell>
              <table:table-cell office:value-type="string">
                <text:p>0.01x0.8</text:p>
                <draw:g>
                  <svg:desc>Sheet1.D1:Sheet1.D1</svg:desc>
                </draw:g>
              </table:table-cell>
              <table:table-cell office:value-type="string">
                <text:p>0.015x0.8</text:p>
                <draw:g>
                  <svg:desc>Sheet1.F1:Sheet1.F1</svg:desc>
                </draw:g>
              </table:table-cell>
              <table:table-cell office:value-type="string">
                <text:p>0.02x0.8</text:p>
                <draw:g>
                  <svg:desc>Sheet1.H1:Sheet1.H1</svg:desc>
                </draw:g>
              </table:table-cell>
              <table:table-cell office:value-type="string">
                <text:p>0.025x0.8</text:p>
                <draw:g>
                  <svg:desc>Sheet1.J1:Sheet1.J1</svg:desc>
                </draw:g>
              </table:table-cell>
              <table:table-cell office:value-type="string">
                <text:p>0.05x0.8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43573427">
                <text:p>0.3743573427</text:p>
                <draw:g>
                  <svg:desc>Sheet1.B2:Sheet1.B31</svg:desc>
                </draw:g>
              </table:table-cell>
              <table:table-cell office:value-type="float" office:value="0.2855682373">
                <text:p>0.2855682373</text:p>
                <draw:g>
                  <svg:desc>Sheet1.D2:Sheet1.D31</svg:desc>
                </draw:g>
              </table:table-cell>
              <table:table-cell office:value-type="float" office:value="0.2519878447">
                <text:p>0.2519878447</text:p>
                <draw:g>
                  <svg:desc>Sheet1.F2:Sheet1.F31</svg:desc>
                </draw:g>
              </table:table-cell>
              <table:table-cell office:value-type="float" office:value="0.2345452458">
                <text:p>0.2345452458</text:p>
                <draw:g>
                  <svg:desc>Sheet1.H2:Sheet1.H31</svg:desc>
                </draw:g>
              </table:table-cell>
              <table:table-cell office:value-type="float" office:value="0.2272812277">
                <text:p>0.2272812277</text:p>
                <draw:g>
                  <svg:desc>Sheet1.J2:Sheet1.J31</svg:desc>
                </draw:g>
              </table:table-cell>
              <table:table-cell office:value-type="float" office:value="0.2333104163">
                <text:p>0.2333104163</text:p>
                <draw:g>
                  <svg:desc>Sheet1.L2:Sheet1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74589515">
                <text:p>0.1674589515</text:p>
              </table:table-cell>
              <table:table-cell office:value-type="float" office:value="0.1342781633">
                <text:p>0.1342781633</text:p>
              </table:table-cell>
              <table:table-cell office:value-type="float" office:value="0.1196827441">
                <text:p>0.1196827441</text:p>
              </table:table-cell>
              <table:table-cell office:value-type="float" office:value="0.1124373451">
                <text:p>0.1124373451</text:p>
              </table:table-cell>
              <table:table-cell office:value-type="float" office:value="0.1079494357">
                <text:p>0.1079494357</text:p>
              </table:table-cell>
              <table:table-cell office:value-type="float" office:value="0.1033485606">
                <text:p>0.1033485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3473196">
                <text:p>0.1343473196</text:p>
              </table:table-cell>
              <table:table-cell office:value-type="float" office:value="0.1057218537">
                <text:p>0.1057218537</text:p>
              </table:table-cell>
              <table:table-cell office:value-type="float" office:value="0.092507273">
                <text:p>0.092507273</text:p>
              </table:table-cell>
              <table:table-cell office:value-type="float" office:value="0.08627785">
                <text:p>0.08627785</text:p>
              </table:table-cell>
              <table:table-cell office:value-type="float" office:value="0.0815650746">
                <text:p>0.0815650746</text:p>
              </table:table-cell>
              <table:table-cell office:value-type="float" office:value="0.0762676895">
                <text:p>0.0762676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9240231">
                <text:p>0.1159240231</text:p>
              </table:table-cell>
              <table:table-cell office:value-type="float" office:value="0.0892591029">
                <text:p>0.0892591029</text:p>
              </table:table-cell>
              <table:table-cell office:value-type="float" office:value="0.0767920688">
                <text:p>0.0767920688</text:p>
              </table:table-cell>
              <table:table-cell office:value-type="float" office:value="0.0709092021">
                <text:p>0.0709092021</text:p>
              </table:table-cell>
              <table:table-cell office:value-type="float" office:value="0.065981999">
                <text:p>0.065981999</text:p>
              </table:table-cell>
              <table:table-cell office:value-type="float" office:value="0.0610876754">
                <text:p>0.0610876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32543182">
                <text:p>0.1032543182</text:p>
              </table:table-cell>
              <table:table-cell office:value-type="float" office:value="0.0778640136">
                <text:p>0.0778640136</text:p>
              </table:table-cell>
              <table:table-cell office:value-type="float" office:value="0.0659390315">
                <text:p>0.0659390315</text:p>
              </table:table-cell>
              <table:table-cell office:value-type="float" office:value="0.0600658543">
                <text:p>0.0600658543</text:p>
              </table:table-cell>
              <table:table-cell office:value-type="float" office:value="0.0551592112">
                <text:p>0.0551592112</text:p>
              </table:table-cell>
              <table:table-cell office:value-type="float" office:value="0.0502105802">
                <text:p>0.0502105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36818197">
                <text:p>0.0936818197</text:p>
              </table:table-cell>
              <table:table-cell office:value-type="float" office:value="0.0692224279">
                <text:p>0.0692224279</text:p>
              </table:table-cell>
              <table:table-cell office:value-type="float" office:value="0.0579487383">
                <text:p>0.0579487383</text:p>
              </table:table-cell>
              <table:table-cell office:value-type="float" office:value="0.0519863926">
                <text:p>0.0519863926</text:p>
              </table:table-cell>
              <table:table-cell office:value-type="float" office:value="0.0472152308">
                <text:p>0.0472152308</text:p>
              </table:table-cell>
              <table:table-cell office:value-type="float" office:value="0.0432678908">
                <text:p>0.0432678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60973224">
                <text:p>0.0860973224</text:p>
              </table:table-cell>
              <table:table-cell office:value-type="float" office:value="0.0625252649">
                <text:p>0.0625252649</text:p>
              </table:table-cell>
              <table:table-cell office:value-type="float" office:value="0.0516024306">
                <text:p>0.0516024306</text:p>
              </table:table-cell>
              <table:table-cell office:value-type="float" office:value="0.0457608923">
                <text:p>0.0457608923</text:p>
              </table:table-cell>
              <table:table-cell office:value-type="float" office:value="0.0413045548">
                <text:p>0.0413045548</text:p>
              </table:table-cell>
              <table:table-cell office:value-type="float" office:value="0.037246339">
                <text:p>0.037246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98557028">
                <text:p>0.0798557028</text:p>
              </table:table-cell>
              <table:table-cell office:value-type="float" office:value="0.0569874719">
                <text:p>0.0569874719</text:p>
              </table:table-cell>
              <table:table-cell office:value-type="float" office:value="0.0462995693">
                <text:p>0.0462995693</text:p>
              </table:table-cell>
              <table:table-cell office:value-type="float" office:value="0.0408873521">
                <text:p>0.0408873521</text:p>
              </table:table-cell>
              <table:table-cell office:value-type="float" office:value="0.0362691358">
                <text:p>0.0362691358</text:p>
              </table:table-cell>
              <table:table-cell office:value-type="float" office:value="0.0324599743">
                <text:p>0.0324599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45388567">
                <text:p>0.0745388567</text:p>
              </table:table-cell>
              <table:table-cell office:value-type="float" office:value="0.0522263981">
                <text:p>0.0522263981</text:p>
              </table:table-cell>
              <table:table-cell office:value-type="float" office:value="0.042010501">
                <text:p>0.042010501</text:p>
              </table:table-cell>
              <table:table-cell office:value-type="float" office:value="0.0369766578">
                <text:p>0.0369766578</text:p>
              </table:table-cell>
              <table:table-cell office:value-type="float" office:value="0.0323176421">
                <text:p>0.0323176421</text:p>
              </table:table-cell>
              <table:table-cell office:value-type="float" office:value="0.0287589189">
                <text:p>0.0287589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906354">
                <text:p>0.069906354</text:p>
              </table:table-cell>
              <table:table-cell office:value-type="float" office:value="0.0481257513">
                <text:p>0.0481257513</text:p>
              </table:table-cell>
              <table:table-cell office:value-type="float" office:value="0.0383561105">
                <text:p>0.0383561105</text:p>
              </table:table-cell>
              <table:table-cell office:value-type="float" office:value="0.0335425325">
                <text:p>0.0335425325</text:p>
              </table:table-cell>
              <table:table-cell office:value-type="float" office:value="0.0290673058">
                <text:p>0.0290673058</text:p>
              </table:table-cell>
              <table:table-cell office:value-type="float" office:value="0.0255646855">
                <text:p>0.0255646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5827921">
                <text:p>0.065827921</text:p>
              </table:table-cell>
              <table:table-cell office:value-type="float" office:value="0.0445712656">
                <text:p>0.0445712656</text:p>
              </table:table-cell>
              <table:table-cell office:value-type="float" office:value="0.0352032371">
                <text:p>0.0352032371</text:p>
              </table:table-cell>
              <table:table-cell office:value-type="float" office:value="0.0306169149">
                <text:p>0.0306169149</text:p>
              </table:table-cell>
              <table:table-cell office:value-type="float" office:value="0.0261422843">
                <text:p>0.0261422843</text:p>
              </table:table-cell>
              <table:table-cell office:value-type="float" office:value="0.0226497985">
                <text:p>0.0226497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2212254">
                <text:p>0.0622212254</text:p>
              </table:table-cell>
              <table:table-cell office:value-type="float" office:value="0.0414885432">
                <text:p>0.0414885432</text:p>
              </table:table-cell>
              <table:table-cell office:value-type="float" office:value="0.0325529426">
                <text:p>0.0325529426</text:p>
              </table:table-cell>
              <table:table-cell office:value-type="float" office:value="0.0281019304">
                <text:p>0.0281019304</text:p>
              </table:table-cell>
              <table:table-cell office:value-type="float" office:value="0.0239186324">
                <text:p>0.0239186324</text:p>
              </table:table-cell>
              <table:table-cell office:value-type="float" office:value="0.0204721615">
                <text:p>0.0204721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90097494">
                <text:p>0.0590097494</text:p>
              </table:table-cell>
              <table:table-cell office:value-type="float" office:value="0.0387820639">
                <text:p>0.0387820639</text:p>
              </table:table-cell>
              <table:table-cell office:value-type="float" office:value="0.0302731879">
                <text:p>0.0302731879</text:p>
              </table:table-cell>
              <table:table-cell office:value-type="float" office:value="0.0259530116">
                <text:p>0.0259530116</text:p>
              </table:table-cell>
              <table:table-cell office:value-type="float" office:value="0.0219278354">
                <text:p>0.0219278354</text:p>
              </table:table-cell>
              <table:table-cell office:value-type="float" office:value="0.0185788181">
                <text:p>0.0185788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1259165">
                <text:p>0.0561259165</text:p>
              </table:table-cell>
              <table:table-cell office:value-type="float" office:value="0.0363880508">
                <text:p>0.0363880508</text:p>
              </table:table-cell>
              <table:table-cell office:value-type="float" office:value="0.0282539185">
                <text:p>0.0282539185</text:p>
              </table:table-cell>
              <table:table-cell office:value-type="float" office:value="0.0241559986">
                <text:p>0.0241559986</text:p>
              </table:table-cell>
              <table:table-cell office:value-type="float" office:value="0.0201931838">
                <text:p>0.0201931838</text:p>
              </table:table-cell>
              <table:table-cell office:value-type="float" office:value="0.0167445354">
                <text:p>0.0167445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513784">
                <text:p>0.053513784</text:p>
              </table:table-cell>
              <table:table-cell office:value-type="float" office:value="0.0342627689">
                <text:p>0.0342627689</text:p>
              </table:table-cell>
              <table:table-cell office:value-type="float" office:value="0.0264978167">
                <text:p>0.0264978167</text:p>
              </table:table-cell>
              <table:table-cell office:value-type="float" office:value="0.0226513576">
                <text:p>0.0226513576</text:p>
              </table:table-cell>
              <table:table-cell office:value-type="float" office:value="0.0187366754">
                <text:p>0.0187366754</text:p>
              </table:table-cell>
              <table:table-cell office:value-type="float" office:value="0.0156066921">
                <text:p>0.0156066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11324815">
                <text:p>0.0511324815</text:p>
              </table:table-cell>
              <table:table-cell office:value-type="float" office:value="0.0323507078">
                <text:p>0.0323507078</text:p>
              </table:table-cell>
              <table:table-cell office:value-type="float" office:value="0.0249048267">
                <text:p>0.0249048267</text:p>
              </table:table-cell>
              <table:table-cell office:value-type="float" office:value="0.0212139301">
                <text:p>0.0212139301</text:p>
              </table:table-cell>
              <table:table-cell office:value-type="float" office:value="0.0175192188">
                <text:p>0.0175192188</text:p>
              </table:table-cell>
              <table:table-cell office:value-type="float" office:value="0.0144475363">
                <text:p>0.0144475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9544161">
                <text:p>0.0489544161</text:p>
              </table:table-cell>
              <table:table-cell office:value-type="float" office:value="0.0306274984">
                <text:p>0.0306274984</text:p>
              </table:table-cell>
              <table:table-cell office:value-type="float" office:value="0.0234567896">
                <text:p>0.0234567896</text:p>
              </table:table-cell>
              <table:table-cell office:value-type="float" office:value="0.0198897086">
                <text:p>0.0198897086</text:p>
              </table:table-cell>
              <table:table-cell office:value-type="float" office:value="0.0164048336">
                <text:p>0.0164048336</text:p>
              </table:table-cell>
              <table:table-cell office:value-type="float" office:value="0.0136662452">
                <text:p>0.0136662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69551757">
                <text:p>0.0469551757</text:p>
              </table:table-cell>
              <table:table-cell office:value-type="float" office:value="0.029072728">
                <text:p>0.029072728</text:p>
              </table:table-cell>
              <table:table-cell office:value-type="float" office:value="0.0221643988">
                <text:p>0.0221643988</text:p>
              </table:table-cell>
              <table:table-cell office:value-type="float" office:value="0.0186831467">
                <text:p>0.0186831467</text:p>
              </table:table-cell>
              <table:table-cell office:value-type="float" office:value="0.0155690322">
                <text:p>0.0155690322</text:p>
              </table:table-cell>
              <table:table-cell office:value-type="float" office:value="0.0130035421">
                <text:p>0.0130035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1129712">
                <text:p>0.0451129712</text:p>
              </table:table-cell>
              <table:table-cell office:value-type="float" office:value="0.0276653804">
                <text:p>0.0276653804</text:p>
              </table:table-cell>
              <table:table-cell office:value-type="float" office:value="0.0210003201">
                <text:p>0.0210003201</text:p>
              </table:table-cell>
              <table:table-cell office:value-type="float" office:value="0.0176917724">
                <text:p>0.0176917724</text:p>
              </table:table-cell>
              <table:table-cell office:value-type="float" office:value="0.0148662562">
                <text:p>0.0148662562</text:p>
              </table:table-cell>
              <table:table-cell office:value-type="float" office:value="0.0122148711">
                <text:p>0.0122148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34077382">
                <text:p>0.0434077382</text:p>
              </table:table-cell>
              <table:table-cell office:value-type="float" office:value="0.0263698045">
                <text:p>0.0263698045</text:p>
              </table:table-cell>
              <table:table-cell office:value-type="float" office:value="0.0199537817">
                <text:p>0.0199537817</text:p>
              </table:table-cell>
              <table:table-cell office:value-type="float" office:value="0.0168036222">
                <text:p>0.0168036222</text:p>
              </table:table-cell>
              <table:table-cell office:value-type="float" office:value="0.0142376525">
                <text:p>0.0142376525</text:p>
              </table:table-cell>
              <table:table-cell office:value-type="float" office:value="0.0115689887">
                <text:p>0.0115689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8239981">
                <text:p>0.0418239981</text:p>
              </table:table-cell>
              <table:table-cell office:value-type="float" office:value="0.0251799319">
                <text:p>0.0251799319</text:p>
              </table:table-cell>
              <table:table-cell office:value-type="float" office:value="0.0190191083">
                <text:p>0.0190191083</text:p>
              </table:table-cell>
              <table:table-cell office:value-type="float" office:value="0.0160699505">
                <text:p>0.0160699505</text:p>
              </table:table-cell>
              <table:table-cell office:value-type="float" office:value="0.0136477314">
                <text:p>0.0136477314</text:p>
              </table:table-cell>
              <table:table-cell office:value-type="float" office:value="0.0111599592">
                <text:p>0.0111599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03467789">
                <text:p>0.0403467789</text:p>
              </table:table-cell>
              <table:table-cell office:value-type="float" office:value="0.0240968876">
                <text:p>0.0240968876</text:p>
              </table:table-cell>
              <table:table-cell office:value-type="float" office:value="0.0181931071">
                <text:p>0.0181931071</text:p>
              </table:table-cell>
              <table:table-cell office:value-type="float" office:value="0.015383983">
                <text:p>0.015383983</text:p>
              </table:table-cell>
              <table:table-cell office:value-type="float" office:value="0.0130647803">
                <text:p>0.0130647803</text:p>
              </table:table-cell>
              <table:table-cell office:value-type="float" office:value="0.0107535319">
                <text:p>0.01075353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89659293">
                <text:p>0.0389659293</text:p>
              </table:table-cell>
              <table:table-cell office:value-type="float" office:value="0.0231074169">
                <text:p>0.0231074169</text:p>
              </table:table-cell>
              <table:table-cell office:value-type="float" office:value="0.0174721703">
                <text:p>0.0174721703</text:p>
              </table:table-cell>
              <table:table-cell office:value-type="float" office:value="0.0148214502">
                <text:p>0.0148214502</text:p>
              </table:table-cell>
              <table:table-cell office:value-type="float" office:value="0.0125310533">
                <text:p>0.0125310533</text:p>
              </table:table-cell>
              <table:table-cell office:value-type="float" office:value="0.0103153428">
                <text:p>0.0103153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76730561">
                <text:p>0.0376730561</text:p>
              </table:table-cell>
              <table:table-cell office:value-type="float" office:value="0.0222008694">
                <text:p>0.0222008694</text:p>
              </table:table-cell>
              <table:table-cell office:value-type="float" office:value="0.0167720839">
                <text:p>0.0167720839</text:p>
              </table:table-cell>
              <table:table-cell office:value-type="float" office:value="0.0142698139">
                <text:p>0.0142698139</text:p>
              </table:table-cell>
              <table:table-cell office:value-type="float" office:value="0.012082018">
                <text:p>0.012082018</text:p>
              </table:table-cell>
              <table:table-cell office:value-type="float" office:value="0.010004607">
                <text:p>0.010004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4587493">
                <text:p>0.0364587493</text:p>
              </table:table-cell>
              <table:table-cell office:value-type="float" office:value="0.0213675313">
                <text:p>0.0213675313</text:p>
              </table:table-cell>
              <table:table-cell office:value-type="float" office:value="0.016090693">
                <text:p>0.016090693</text:p>
              </table:table-cell>
              <table:table-cell office:value-type="float" office:value="0.0137465568">
                <text:p>0.0137465568</text:p>
              </table:table-cell>
              <table:table-cell office:value-type="float" office:value="0.0116620073">
                <text:p>0.0116620073</text:p>
              </table:table-cell>
              <table:table-cell office:value-type="float" office:value="0.0096260477">
                <text:p>0.0096260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3132486">
                <text:p>0.0353132486</text:p>
              </table:table-cell>
              <table:table-cell office:value-type="float" office:value="0.0205902848">
                <text:p>0.0205902848</text:p>
              </table:table-cell>
              <table:table-cell office:value-type="float" office:value="0.0154739991">
                <text:p>0.0154739991</text:p>
              </table:table-cell>
              <table:table-cell office:value-type="float" office:value="0.0132586947">
                <text:p>0.0132586947</text:p>
              </table:table-cell>
              <table:table-cell office:value-type="float" office:value="0.0113241822">
                <text:p>0.0113241822</text:p>
              </table:table-cell>
              <table:table-cell office:value-type="float" office:value="0.0093630189">
                <text:p>0.0093630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42278257">
                <text:p>0.0342278257</text:p>
              </table:table-cell>
              <table:table-cell office:value-type="float" office:value="0.0198454242">
                <text:p>0.0198454242</text:p>
              </table:table-cell>
              <table:table-cell office:value-type="float" office:value="0.0149226226">
                <text:p>0.0149226226</text:p>
              </table:table-cell>
              <table:table-cell office:value-type="float" office:value="0.0127611617">
                <text:p>0.0127611617</text:p>
              </table:table-cell>
              <table:table-cell office:value-type="float" office:value="0.0110387923">
                <text:p>0.0110387923</text:p>
              </table:table-cell>
              <table:table-cell office:value-type="float" office:value="0.0091677085">
                <text:p>0.0091677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31950039">
                <text:p>0.0331950039</text:p>
              </table:table-cell>
              <table:table-cell office:value-type="float" office:value="0.0191279501">
                <text:p>0.0191279501</text:p>
              </table:table-cell>
              <table:table-cell office:value-type="float" office:value="0.0144020058">
                <text:p>0.0144020058</text:p>
              </table:table-cell>
              <table:table-cell office:value-type="float" office:value="0.0122957304">
                <text:p>0.0122957304</text:p>
              </table:table-cell>
              <table:table-cell office:value-type="float" office:value="0.0107187787">
                <text:p>0.0107187787</text:p>
              </table:table-cell>
              <table:table-cell office:value-type="float" office:value="0.0089310147">
                <text:p>0.0089310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22101861">
                <text:p>0.0322101861</text:p>
              </table:table-cell>
              <table:table-cell office:value-type="float" office:value="0.0184507594">
                <text:p>0.0184507594</text:p>
              </table:table-cell>
              <table:table-cell office:value-type="float" office:value="0.0139192892">
                <text:p>0.0139192892</text:p>
              </table:table-cell>
              <table:table-cell office:value-type="float" office:value="0.0118920468">
                <text:p>0.0118920468</text:p>
              </table:table-cell>
              <table:table-cell office:value-type="float" office:value="0.0104099736">
                <text:p>0.0104099736</text:p>
              </table:table-cell>
              <table:table-cell office:value-type="float" office:value="0.0088000363">
                <text:p>0.00880003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12710069">
                <text:p>0.0312710069</text:p>
              </table:table-cell>
              <table:table-cell office:value-type="float" office:value="0.0178365167">
                <text:p>0.0178365167</text:p>
              </table:table-cell>
              <table:table-cell office:value-type="float" office:value="0.0135031668">
                <text:p>0.0135031668</text:p>
              </table:table-cell>
              <table:table-cell office:value-type="float" office:value="0.0115752909">
                <text:p>0.0115752909</text:p>
              </table:table-cell>
              <table:table-cell office:value-type="float" office:value="0.0101270983">
                <text:p>0.0101270983</text:p>
              </table:table-cell>
              <table:table-cell office:value-type="float" office:value="0.0086567458">
                <text:p>0.0086567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cm" svg:height="11.85cm" xlink:href=".." xlink:type="simple" chart:class="chart:line" chart:style-name="ch1">
        <chart:legend chart:legend-position="end" svg:x="16.238cm" svg:y="4.381cm" style:legend-expansion="high" chart:style-name="ch2"/>
        <chart:plot-area chart:style-name="ch3" table:cell-range-address="Sheet1.B1:Sheet1.B1 Sheet1.C2:Sheet1.C31 Sheet1.D1:Sheet1.D1 Sheet1.E2:Sheet1.E31 Sheet1.F1:Sheet1.F1 Sheet1.G2:Sheet1.G31 Sheet1.H1:Sheet1.H1 Sheet1.I2:Sheet1.I31 Sheet1.J1:Sheet1.J1 Sheet1.K2:Sheet1.K31 Sheet1.L1:Sheet1.L1 Sheet1.M2:Sheet1.M31" chart:data-source-has-labels="row" svg:x="1.392cm" svg:y="0.237cm" svg:width="14.465cm" svg:height="10.395cm">
          <chartooo:coordinate-region svg:x="2.119cm" svg:y="0.436cm" svg:width="13.551cm" svg:height="9.549cm"/>
          <chart:axis chart:dimension="x" chart:name="primary-x" chart:style-name="ch4">
            <chart:title svg:x="7.389cm" svg:y="10.869cm" chart:style-name="ch5">
              <text:p>Epochu skaicius</text:p>
            </chart:title>
          </chart:axis>
          <chart:axis chart:dimension="y" chart:name="primary-y" chart:style-name="ch4">
            <chart:title svg:x="0.451cm" svg:y="6.88cm" chart:style-name="ch6">
              <text:p>Maksimali paklaida</text:p>
            </chart:title>
            <chart:grid chart:style-name="ch7" chart:class="major"/>
          </chart:axis>
          <chart:series chart:style-name="ch8" chart:values-cell-range-address="Sheet1.C2:Sheet1.C31" chart:label-cell-address="Sheet1.B1:Sheet1.B1" chart:class="chart:line">
            <chart:data-point chart:repeated="30"/>
          </chart:series>
          <chart:series chart:style-name="ch9" chart:values-cell-range-address="Sheet1.E2:Sheet1.E31" chart:label-cell-address="Sheet1.D1:Sheet1.D1" chart:class="chart:line">
            <chart:data-point chart:repeated="30"/>
          </chart:series>
          <chart:series chart:style-name="ch10" chart:values-cell-range-address="Sheet1.G2:Sheet1.G31" chart:label-cell-address="Sheet1.F1:Sheet1.F1" chart:class="chart:line">
            <chart:data-point chart:repeated="30"/>
          </chart:series>
          <chart:series chart:style-name="ch11" chart:values-cell-range-address="Sheet1.I2:Sheet1.I31" chart:label-cell-address="Sheet1.H1:Sheet1.H1" chart:class="chart:line">
            <chart:data-point chart:repeated="30"/>
          </chart:series>
          <chart:series chart:style-name="ch12" chart:values-cell-range-address="Sheet1.K2:Sheet1.K31" chart:label-cell-address="Sheet1.J1:Sheet1.J1" chart:class="chart:line">
            <chart:data-point chart:repeated="30"/>
          </chart:series>
          <chart:series chart:style-name="ch13" chart:values-cell-range-address="Sheet1.M2:Sheet1.M31" chart:label-cell-address="Sheet1.L1:Sheet1.L1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5x0.8</text:p>
                <draw:g>
                  <svg:desc>Sheet1.B1:Sheet1.B1</svg:desc>
                </draw:g>
              </table:table-cell>
              <table:table-cell office:value-type="string">
                <text:p>0.01x0.8</text:p>
                <draw:g>
                  <svg:desc>Sheet1.D1:Sheet1.D1</svg:desc>
                </draw:g>
              </table:table-cell>
              <table:table-cell office:value-type="string">
                <text:p>0.015x0.8</text:p>
                <draw:g>
                  <svg:desc>Sheet1.F1:Sheet1.F1</svg:desc>
                </draw:g>
              </table:table-cell>
              <table:table-cell office:value-type="string">
                <text:p>0.02x0.8</text:p>
                <draw:g>
                  <svg:desc>Sheet1.H1:Sheet1.H1</svg:desc>
                </draw:g>
              </table:table-cell>
              <table:table-cell office:value-type="string">
                <text:p>0.025x0.8</text:p>
                <draw:g>
                  <svg:desc>Sheet1.J1:Sheet1.J1</svg:desc>
                </draw:g>
              </table:table-cell>
              <table:table-cell office:value-type="string">
                <text:p>0.05x0.8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980377197">
                <text:p>4.5980377197</text:p>
                <draw:g>
                  <svg:desc>Sheet1.C2:Sheet1.C31</svg:desc>
                </draw:g>
              </table:table-cell>
              <table:table-cell office:value-type="float" office:value="4.4514102936">
                <text:p>4.4514102936</text:p>
                <draw:g>
                  <svg:desc>Sheet1.E2:Sheet1.E31</svg:desc>
                </draw:g>
              </table:table-cell>
              <table:table-cell office:value-type="float" office:value="4.1158189774">
                <text:p>4.1158189774</text:p>
                <draw:g>
                  <svg:desc>Sheet1.G2:Sheet1.G31</svg:desc>
                </draw:g>
              </table:table-cell>
              <table:table-cell office:value-type="float" office:value="4.0218782425">
                <text:p>4.0218782425</text:p>
                <draw:g>
                  <svg:desc>Sheet1.I2:Sheet1.I31</svg:desc>
                </draw:g>
              </table:table-cell>
              <table:table-cell office:value-type="float" office:value="3.924602747">
                <text:p>3.924602747</text:p>
                <draw:g>
                  <svg:desc>Sheet1.K2:Sheet1.K31</svg:desc>
                </draw:g>
              </table:table-cell>
              <table:table-cell office:value-type="float" office:value="3.8280410767">
                <text:p>3.8280410767</text:p>
                <draw:g>
                  <svg:desc>Sheet1.M2:Sheet1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030013084">
                <text:p>2.9030013084</text:p>
              </table:table-cell>
              <table:table-cell office:value-type="float" office:value="2.9437320232">
                <text:p>2.9437320232</text:p>
              </table:table-cell>
              <table:table-cell office:value-type="float" office:value="2.8630218506">
                <text:p>2.8630218506</text:p>
              </table:table-cell>
              <table:table-cell office:value-type="float" office:value="2.8902842999">
                <text:p>2.8902842999</text:p>
              </table:table-cell>
              <table:table-cell office:value-type="float" office:value="3.1384222507">
                <text:p>3.1384222507</text:p>
              </table:table-cell>
              <table:table-cell office:value-type="float" office:value="2.9259305">
                <text:p>2.9259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990671635">
                <text:p>2.8990671635</text:p>
              </table:table-cell>
              <table:table-cell office:value-type="float" office:value="2.9036052227">
                <text:p>2.9036052227</text:p>
              </table:table-cell>
              <table:table-cell office:value-type="float" office:value="2.8826711178">
                <text:p>2.8826711178</text:p>
              </table:table-cell>
              <table:table-cell office:value-type="float" office:value="2.7900981903">
                <text:p>2.7900981903</text:p>
              </table:table-cell>
              <table:table-cell office:value-type="float" office:value="2.8246924877">
                <text:p>2.8246924877</text:p>
              </table:table-cell>
              <table:table-cell office:value-type="float" office:value="2.9580523968">
                <text:p>2.9580523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75496578">
                <text:p>2.8675496578</text:p>
              </table:table-cell>
              <table:table-cell office:value-type="float" office:value="2.9030337334">
                <text:p>2.9030337334</text:p>
              </table:table-cell>
              <table:table-cell office:value-type="float" office:value="2.8178582191">
                <text:p>2.8178582191</text:p>
              </table:table-cell>
              <table:table-cell office:value-type="float" office:value="2.8284971714">
                <text:p>2.8284971714</text:p>
              </table:table-cell>
              <table:table-cell office:value-type="float" office:value="2.6848735809">
                <text:p>2.6848735809</text:p>
              </table:table-cell>
              <table:table-cell office:value-type="float" office:value="2.9356794357">
                <text:p>2.9356794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683001995">
                <text:p>2.8683001995</text:p>
              </table:table-cell>
              <table:table-cell office:value-type="float" office:value="2.8742427826">
                <text:p>2.8742427826</text:p>
              </table:table-cell>
              <table:table-cell office:value-type="float" office:value="2.6882708073">
                <text:p>2.6882708073</text:p>
              </table:table-cell>
              <table:table-cell office:value-type="float" office:value="2.8800210953">
                <text:p>2.8800210953</text:p>
              </table:table-cell>
              <table:table-cell office:value-type="float" office:value="2.7223167419">
                <text:p>2.7223167419</text:p>
              </table:table-cell>
              <table:table-cell office:value-type="float" office:value="2.9377627373">
                <text:p>2.9377627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625369072">
                <text:p>2.8625369072</text:p>
              </table:table-cell>
              <table:table-cell office:value-type="float" office:value="2.8130135536">
                <text:p>2.8130135536</text:p>
              </table:table-cell>
              <table:table-cell office:value-type="float" office:value="2.4891331196">
                <text:p>2.4891331196</text:p>
              </table:table-cell>
              <table:table-cell office:value-type="float" office:value="2.8121500015">
                <text:p>2.8121500015</text:p>
              </table:table-cell>
              <table:table-cell office:value-type="float" office:value="2.7928957939">
                <text:p>2.7928957939</text:p>
              </table:table-cell>
              <table:table-cell office:value-type="float" office:value="2.9812784195">
                <text:p>2.9812784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60333347">
                <text:p>2.8460333347</text:p>
              </table:table-cell>
              <table:table-cell office:value-type="float" office:value="2.7245979309">
                <text:p>2.7245979309</text:p>
              </table:table-cell>
              <table:table-cell office:value-type="float" office:value="2.4823248386">
                <text:p>2.4823248386</text:p>
              </table:table-cell>
              <table:table-cell office:value-type="float" office:value="2.7176220417">
                <text:p>2.7176220417</text:p>
              </table:table-cell>
              <table:table-cell office:value-type="float" office:value="2.804432869">
                <text:p>2.804432869</text:p>
              </table:table-cell>
              <table:table-cell office:value-type="float" office:value="2.8950648308">
                <text:p>2.8950648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22472668">
                <text:p>2.8222472668</text:p>
              </table:table-cell>
              <table:table-cell office:value-type="float" office:value="2.5406227112">
                <text:p>2.5406227112</text:p>
              </table:table-cell>
              <table:table-cell office:value-type="float" office:value="2.5190389156">
                <text:p>2.5190389156</text:p>
              </table:table-cell>
              <table:table-cell office:value-type="float" office:value="2.6645326614">
                <text:p>2.6645326614</text:p>
              </table:table-cell>
              <table:table-cell office:value-type="float" office:value="2.6955857277">
                <text:p>2.6955857277</text:p>
              </table:table-cell>
              <table:table-cell office:value-type="float" office:value="2.894803524">
                <text:p>2.894803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904520035">
                <text:p>2.7904520035</text:p>
              </table:table-cell>
              <table:table-cell office:value-type="float" office:value="2.2488408089">
                <text:p>2.2488408089</text:p>
              </table:table-cell>
              <table:table-cell office:value-type="float" office:value="2.4777545929">
                <text:p>2.4777545929</text:p>
              </table:table-cell>
              <table:table-cell office:value-type="float" office:value="2.5799016953">
                <text:p>2.5799016953</text:p>
              </table:table-cell>
              <table:table-cell office:value-type="float" office:value="2.4858481884">
                <text:p>2.4858481884</text:p>
              </table:table-cell>
              <table:table-cell office:value-type="float" office:value="2.8798913956">
                <text:p>2.8798913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464497089">
                <text:p>2.7464497089</text:p>
              </table:table-cell>
              <table:table-cell office:value-type="float" office:value="2.2067675591">
                <text:p>2.2067675591</text:p>
              </table:table-cell>
              <table:table-cell office:value-type="float" office:value="2.3428089619">
                <text:p>2.3428089619</text:p>
              </table:table-cell>
              <table:table-cell office:value-type="float" office:value="2.3525424004">
                <text:p>2.3525424004</text:p>
              </table:table-cell>
              <table:table-cell office:value-type="float" office:value="2.3191757202">
                <text:p>2.3191757202</text:p>
              </table:table-cell>
              <table:table-cell office:value-type="float" office:value="2.8681817055">
                <text:p>2.8681817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818344593">
                <text:p>2.6818344593</text:p>
              </table:table-cell>
              <table:table-cell office:value-type="float" office:value="2.1533455849">
                <text:p>2.1533455849</text:p>
              </table:table-cell>
              <table:table-cell office:value-type="float" office:value="2.1632945538">
                <text:p>2.1632945538</text:p>
              </table:table-cell>
              <table:table-cell office:value-type="float" office:value="2.1930932999">
                <text:p>2.1930932999</text:p>
              </table:table-cell>
              <table:table-cell office:value-type="float" office:value="2.1160860062">
                <text:p>2.1160860062</text:p>
              </table:table-cell>
              <table:table-cell office:value-type="float" office:value="2.7908017635">
                <text:p>2.7908017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857336521">
                <text:p>2.5857336521</text:p>
              </table:table-cell>
              <table:table-cell office:value-type="float" office:value="2.1009831429">
                <text:p>2.1009831429</text:p>
              </table:table-cell>
              <table:table-cell office:value-type="float" office:value="2.0291945934">
                <text:p>2.0291945934</text:p>
              </table:table-cell>
              <table:table-cell office:value-type="float" office:value="2.1707038879">
                <text:p>2.1707038879</text:p>
              </table:table-cell>
              <table:table-cell office:value-type="float" office:value="2.0527713299">
                <text:p>2.0527713299</text:p>
              </table:table-cell>
              <table:table-cell office:value-type="float" office:value="2.4897048473">
                <text:p>2.4897048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509906769">
                <text:p>2.4509906769</text:p>
              </table:table-cell>
              <table:table-cell office:value-type="float" office:value="2.0673131943">
                <text:p>2.0673131943</text:p>
              </table:table-cell>
              <table:table-cell office:value-type="float" office:value="2.0352487564">
                <text:p>2.0352487564</text:p>
              </table:table-cell>
              <table:table-cell office:value-type="float" office:value="2.1649918556">
                <text:p>2.1649918556</text:p>
              </table:table-cell>
              <table:table-cell office:value-type="float" office:value="2.017683506">
                <text:p>2.017683506</text:p>
              </table:table-cell>
              <table:table-cell office:value-type="float" office:value="2.0060620308">
                <text:p>2.0060620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028249741">
                <text:p>2.3028249741</text:p>
              </table:table-cell>
              <table:table-cell office:value-type="float" office:value="2.0549473763">
                <text:p>2.0549473763</text:p>
              </table:table-cell>
              <table:table-cell office:value-type="float" office:value="2.026335001">
                <text:p>2.026335001</text:p>
              </table:table-cell>
              <table:table-cell office:value-type="float" office:value="2.1533162594">
                <text:p>2.1533162594</text:p>
              </table:table-cell>
              <table:table-cell office:value-type="float" office:value="2.0235176086">
                <text:p>2.0235176086</text:p>
              </table:table-cell>
              <table:table-cell office:value-type="float" office:value="2.0014996529">
                <text:p>2.0014996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358043194">
                <text:p>2.2358043194</text:p>
              </table:table-cell>
              <table:table-cell office:value-type="float" office:value="2.0558552742">
                <text:p>2.0558552742</text:p>
              </table:table-cell>
              <table:table-cell office:value-type="float" office:value="2.0352573395">
                <text:p>2.0352573395</text:p>
              </table:table-cell>
              <table:table-cell office:value-type="float" office:value="2.1078050137">
                <text:p>2.1078050137</text:p>
              </table:table-cell>
              <table:table-cell office:value-type="float" office:value="2.0299758911">
                <text:p>2.0299758911</text:p>
              </table:table-cell>
              <table:table-cell office:value-type="float" office:value="2.5142502785">
                <text:p>2.5142502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788415909">
                <text:p>2.1788415909</text:p>
              </table:table-cell>
              <table:table-cell office:value-type="float" office:value="2.0603382587">
                <text:p>2.0603382587</text:p>
              </table:table-cell>
              <table:table-cell office:value-type="float" office:value="2.0383002758">
                <text:p>2.0383002758</text:p>
              </table:table-cell>
              <table:table-cell office:value-type="float" office:value="2.0750129223">
                <text:p>2.0750129223</text:p>
              </table:table-cell>
              <table:table-cell office:value-type="float" office:value="2.0236217976">
                <text:p>2.0236217976</text:p>
              </table:table-cell>
              <table:table-cell office:value-type="float" office:value="2.0423738956">
                <text:p>2.0423738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316993237">
                <text:p>2.1316993237</text:p>
              </table:table-cell>
              <table:table-cell office:value-type="float" office:value="2.0625352859">
                <text:p>2.0625352859</text:p>
              </table:table-cell>
              <table:table-cell office:value-type="float" office:value="2.0457074642">
                <text:p>2.0457074642</text:p>
              </table:table-cell>
              <table:table-cell office:value-type="float" office:value="2.0676999092">
                <text:p>2.0676999092</text:p>
              </table:table-cell>
              <table:table-cell office:value-type="float" office:value="2.0243434906">
                <text:p>2.0243434906</text:p>
              </table:table-cell>
              <table:table-cell office:value-type="float" office:value="2.0241541862">
                <text:p>2.0241541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2038393">
                <text:p>2.092038393</text:p>
              </table:table-cell>
              <table:table-cell office:value-type="float" office:value="2.0606880188">
                <text:p>2.0606880188</text:p>
              </table:table-cell>
              <table:table-cell office:value-type="float" office:value="2.0563783646">
                <text:p>2.0563783646</text:p>
              </table:table-cell>
              <table:table-cell office:value-type="float" office:value="2.0607345104">
                <text:p>2.0607345104</text:p>
              </table:table-cell>
              <table:table-cell office:value-type="float" office:value="2.0450627804">
                <text:p>2.0450627804</text:p>
              </table:table-cell>
              <table:table-cell office:value-type="float" office:value="2.0035319328">
                <text:p>2.0035319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42380619">
                <text:p>2.0742380619</text:p>
              </table:table-cell>
              <table:table-cell office:value-type="float" office:value="2.0561220646">
                <text:p>2.0561220646</text:p>
              </table:table-cell>
              <table:table-cell office:value-type="float" office:value="2.065113306">
                <text:p>2.065113306</text:p>
              </table:table-cell>
              <table:table-cell office:value-type="float" office:value="2.068154335">
                <text:p>2.068154335</text:p>
              </table:table-cell>
              <table:table-cell office:value-type="float" office:value="2.0701425076">
                <text:p>2.0701425076</text:p>
              </table:table-cell>
              <table:table-cell office:value-type="float" office:value="2.0003137589">
                <text:p>2.0003137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78644085">
                <text:p>2.0778644085</text:p>
              </table:table-cell>
              <table:table-cell office:value-type="float" office:value="2.0520908833">
                <text:p>2.0520908833</text:p>
              </table:table-cell>
              <table:table-cell office:value-type="float" office:value="2.0609574318">
                <text:p>2.0609574318</text:p>
              </table:table-cell>
              <table:table-cell office:value-type="float" office:value="2.0711016655">
                <text:p>2.0711016655</text:p>
              </table:table-cell>
              <table:table-cell office:value-type="float" office:value="2.0306100845">
                <text:p>2.0306100845</text:p>
              </table:table-cell>
              <table:table-cell office:value-type="float" office:value="2.0143733025">
                <text:p>2.0143733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821781158">
                <text:p>2.0821781158</text:p>
              </table:table-cell>
              <table:table-cell office:value-type="float" office:value="2.0501828194">
                <text:p>2.0501828194</text:p>
              </table:table-cell>
              <table:table-cell office:value-type="float" office:value="2.0385429859">
                <text:p>2.0385429859</text:p>
              </table:table-cell>
              <table:table-cell office:value-type="float" office:value="2.050866127">
                <text:p>2.050866127</text:p>
              </table:table-cell>
              <table:table-cell office:value-type="float" office:value="2.0159106255">
                <text:p>2.0159106255</text:p>
              </table:table-cell>
              <table:table-cell office:value-type="float" office:value="2.0964677334">
                <text:p>2.0964677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861842632">
                <text:p>2.0861842632</text:p>
              </table:table-cell>
              <table:table-cell office:value-type="float" office:value="2.0470099449">
                <text:p>2.0470099449</text:p>
              </table:table-cell>
              <table:table-cell office:value-type="float" office:value="2.0283958912">
                <text:p>2.0283958912</text:p>
              </table:table-cell>
              <table:table-cell office:value-type="float" office:value="2.0278954506">
                <text:p>2.0278954506</text:p>
              </table:table-cell>
              <table:table-cell office:value-type="float" office:value="2.0144891739">
                <text:p>2.0144891739</text:p>
              </table:table-cell>
              <table:table-cell office:value-type="float" office:value="2.0469882488">
                <text:p>2.0469882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882205963">
                <text:p>2.0882205963</text:p>
              </table:table-cell>
              <table:table-cell office:value-type="float" office:value="2.0433723927">
                <text:p>2.0433723927</text:p>
              </table:table-cell>
              <table:table-cell office:value-type="float" office:value="2.0269787312">
                <text:p>2.0269787312</text:p>
              </table:table-cell>
              <table:table-cell office:value-type="float" office:value="2.0173258781">
                <text:p>2.0173258781</text:p>
              </table:table-cell>
              <table:table-cell office:value-type="float" office:value="2.0156524181">
                <text:p>2.0156524181</text:p>
              </table:table-cell>
              <table:table-cell office:value-type="float" office:value="2.0002548695">
                <text:p>2.0002548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865774155">
                <text:p>2.0865774155</text:p>
              </table:table-cell>
              <table:table-cell office:value-type="float" office:value="2.0405716896">
                <text:p>2.0405716896</text:p>
              </table:table-cell>
              <table:table-cell office:value-type="float" office:value="2.0257136822">
                <text:p>2.0257136822</text:p>
              </table:table-cell>
              <table:table-cell office:value-type="float" office:value="2.0195446014">
                <text:p>2.0195446014</text:p>
              </table:table-cell>
              <table:table-cell office:value-type="float" office:value="2.0271997452">
                <text:p>2.0271997452</text:p>
              </table:table-cell>
              <table:table-cell office:value-type="float" office:value="2.0018897057">
                <text:p>2.00188970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802898407">
                <text:p>2.0802898407</text:p>
              </table:table-cell>
              <table:table-cell office:value-type="float" office:value="2.0411651134">
                <text:p>2.0411651134</text:p>
              </table:table-cell>
              <table:table-cell office:value-type="float" office:value="2.0205948353">
                <text:p>2.0205948353</text:p>
              </table:table-cell>
              <table:table-cell office:value-type="float" office:value="2.0196261406">
                <text:p>2.0196261406</text:p>
              </table:table-cell>
              <table:table-cell office:value-type="float" office:value="2.0200357437">
                <text:p>2.0200357437</text:p>
              </table:table-cell>
              <table:table-cell office:value-type="float" office:value="2.0037620068">
                <text:p>2.0037620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697658062">
                <text:p>2.0697658062</text:p>
              </table:table-cell>
              <table:table-cell office:value-type="float" office:value="2.0462796688">
                <text:p>2.0462796688</text:p>
              </table:table-cell>
              <table:table-cell office:value-type="float" office:value="2.0110135078">
                <text:p>2.0110135078</text:p>
              </table:table-cell>
              <table:table-cell office:value-type="float" office:value="2.0126471519">
                <text:p>2.0126471519</text:p>
              </table:table-cell>
              <table:table-cell office:value-type="float" office:value="2.012260437">
                <text:p>2.012260437</text:p>
              </table:table-cell>
              <table:table-cell office:value-type="float" office:value="2.0013709068">
                <text:p>2.0013709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60936928">
                <text:p>2.0560936928</text:p>
              </table:table-cell>
              <table:table-cell office:value-type="float" office:value="2.0528440475">
                <text:p>2.0528440475</text:p>
              </table:table-cell>
              <table:table-cell office:value-type="float" office:value="2.0048289299">
                <text:p>2.0048289299</text:p>
              </table:table-cell>
              <table:table-cell office:value-type="float" office:value="2.0119810104">
                <text:p>2.0119810104</text:p>
              </table:table-cell>
              <table:table-cell office:value-type="float" office:value="2.0099620819">
                <text:p>2.0099620819</text:p>
              </table:table-cell>
              <table:table-cell office:value-type="float" office:value="2.0010957718">
                <text:p>2.0010957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404891968">
                <text:p>2.0404891968</text:p>
              </table:table-cell>
              <table:table-cell office:value-type="float" office:value="2.0519182682">
                <text:p>2.0519182682</text:p>
              </table:table-cell>
              <table:table-cell office:value-type="float" office:value="2.0051095486">
                <text:p>2.0051095486</text:p>
              </table:table-cell>
              <table:table-cell office:value-type="float" office:value="2.0136663914">
                <text:p>2.0136663914</text:p>
              </table:table-cell>
              <table:table-cell office:value-type="float" office:value="2.0097720623">
                <text:p>2.0097720623</text:p>
              </table:table-cell>
              <table:table-cell office:value-type="float" office:value="2.001262188">
                <text:p>2.001262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242609978">
                <text:p>2.0242609978</text:p>
              </table:table-cell>
              <table:table-cell office:value-type="float" office:value="2.0504553318">
                <text:p>2.0504553318</text:p>
              </table:table-cell>
              <table:table-cell office:value-type="float" office:value="2.0092926025">
                <text:p>2.0092926025</text:p>
              </table:table-cell>
              <table:table-cell office:value-type="float" office:value="2.0121183395">
                <text:p>2.0121183395</text:p>
              </table:table-cell>
              <table:table-cell office:value-type="float" office:value="2.006506443">
                <text:p>2.006506443</text:p>
              </table:table-cell>
              <table:table-cell office:value-type="float" office:value="2.0007984638">
                <text:p>2.00079846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088481903">
                <text:p>2.0088481903</text:p>
              </table:table-cell>
              <table:table-cell office:value-type="float" office:value="2.0464437008">
                <text:p>2.0464437008</text:p>
              </table:table-cell>
              <table:table-cell office:value-type="float" office:value="2.0111103058">
                <text:p>2.0111103058</text:p>
              </table:table-cell>
              <table:table-cell office:value-type="float" office:value="2.0128350258">
                <text:p>2.0128350258</text:p>
              </table:table-cell>
              <table:table-cell office:value-type="float" office:value="2.0079641342">
                <text:p>2.0079641342</text:p>
              </table:table-cell>
              <table:table-cell office:value-type="float" office:value="2.0007059574">
                <text:p>2.00070595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